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433dfa" officeooo:paragraph-rsid="00433dfa"/>
    </style:style>
    <style:style style:name="P3" style:family="paragraph" style:parent-style-name="Standard">
      <style:text-properties officeooo:rsid="00433dfa" officeooo:paragraph-rsid="0044cc91"/>
    </style:style>
    <style:style style:name="P4" style:family="paragraph" style:parent-style-name="Standard">
      <style:text-properties fo:font-weight="normal" officeooo:rsid="00c34935" officeooo:paragraph-rsid="00433dfa" style:font-weight-asian="normal" style:font-weight-complex="normal"/>
    </style:style>
    <style:style style:name="P5" style:family="paragraph" style:parent-style-name="Text_20_body">
      <style:text-properties fo:font-style="normal" officeooo:rsid="02a680c5" officeooo:paragraph-rsid="02aac92e" style:font-style-asian="normal" style:font-style-complex="normal"/>
    </style:style>
    <style:style style:name="P6" style:family="paragraph" style:parent-style-name="Text_20_body">
      <style:text-properties fo:font-style="normal" officeooo:rsid="02b64fba" officeooo:paragraph-rsid="02bdea3e" style:font-style-asian="normal" style:font-style-complex="normal"/>
    </style:style>
    <style:style style:name="P7" style:family="paragraph" style:parent-style-name="Text_20_body">
      <style:text-properties fo:font-style="normal" officeooo:rsid="02dc5583" officeooo:paragraph-rsid="02e897ac" style:font-style-asian="normal" style:font-style-complex="normal"/>
    </style:style>
    <style:style style:name="P8" style:family="paragraph" style:parent-style-name="Text_20_body">
      <style:text-properties officeooo:rsid="001726c0" officeooo:paragraph-rsid="003dad2a"/>
    </style:style>
    <style:style style:name="P9" style:family="paragraph" style:parent-style-name="Text_20_body">
      <style:text-properties officeooo:rsid="0020f441" officeooo:paragraph-rsid="00270d1c"/>
    </style:style>
    <style:style style:name="P10" style:family="paragraph" style:parent-style-name="Text_20_body">
      <style:text-properties officeooo:rsid="0020f441" officeooo:paragraph-rsid="002dcf4d"/>
    </style:style>
    <style:style style:name="P11" style:family="paragraph" style:parent-style-name="Text_20_body">
      <style:text-properties officeooo:rsid="0020f441" officeooo:paragraph-rsid="00ebc221"/>
    </style:style>
    <style:style style:name="P12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20f441" officeooo:paragraph-rsid="0020f441"/>
    </style:style>
    <style:style style:name="P13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20f441" officeooo:paragraph-rsid="055d4377"/>
    </style:style>
    <style:style style:name="P14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20f441" officeooo:paragraph-rsid="057421ae"/>
    </style:style>
    <style:style style:name="P15" style:family="paragraph" style:parent-style-name="Text_20_body">
      <style:text-properties officeooo:rsid="0020f441" officeooo:paragraph-rsid="00d0cfd7"/>
    </style:style>
    <style:style style:name="P16" style:family="paragraph" style:parent-style-name="Text_20_body">
      <style:text-properties officeooo:rsid="00415ad0" officeooo:paragraph-rsid="00415ad0"/>
    </style:style>
    <style:style style:name="P17" style:family="paragraph" style:parent-style-name="Text_20_body">
      <style:text-properties officeooo:rsid="003dad2a" officeooo:paragraph-rsid="003dad2a"/>
    </style:style>
    <style:style style:name="P18" style:family="paragraph" style:parent-style-name="Text_20_body">
      <style:text-properties officeooo:rsid="005d36a6" officeooo:paragraph-rsid="0044cc91"/>
    </style:style>
    <style:style style:name="P19" style:family="paragraph" style:parent-style-name="Text_20_body">
      <style:text-properties fo:font-weight="normal" officeooo:rsid="00875758" officeooo:paragraph-rsid="00875758" style:font-weight-asian="normal" style:font-weight-complex="normal"/>
    </style:style>
    <style:style style:name="P20" style:family="paragraph" style:parent-style-name="Text_20_body">
      <style:text-properties fo:font-weight="normal" officeooo:rsid="00875758" officeooo:paragraph-rsid="00eaeee0" style:font-weight-asian="normal" style:font-weight-complex="normal"/>
    </style:style>
    <style:style style:name="P21" style:family="paragraph" style:parent-style-name="Text_20_body">
      <style:text-properties officeooo:rsid="00884fbf" officeooo:paragraph-rsid="00884fbf"/>
    </style:style>
    <style:style style:name="P22" style:family="paragraph" style:parent-style-name="Text_20_body">
      <style:text-properties fo:font-size="10pt" officeooo:rsid="00415ad0" officeooo:paragraph-rsid="00415ad0" style:font-size-asian="10pt" style:font-size-complex="10pt"/>
    </style:style>
    <style:style style:name="P23" style:family="paragraph" style:parent-style-name="Text_20_body">
      <style:text-properties fo:font-size="10pt" officeooo:rsid="006f034d" officeooo:paragraph-rsid="006f034d" style:font-size-asian="10pt" style:font-size-complex="10pt"/>
    </style:style>
    <style:style style:name="P24" style:family="paragraph" style:parent-style-name="Text_20_body">
      <style:text-properties fo:font-size="10pt" officeooo:rsid="01d1f43f" officeooo:paragraph-rsid="006f034d" style:font-size-asian="10pt" style:font-size-complex="10pt"/>
    </style:style>
    <style:style style:name="P25" style:family="paragraph" style:parent-style-name="Text_20_body">
      <style:text-properties fo:font-size="10pt" officeooo:rsid="053643cf" officeooo:paragraph-rsid="0540d206" style:font-size-asian="10pt" style:font-size-complex="10pt"/>
    </style:style>
    <style:style style:name="P26" style:family="paragraph" style:parent-style-name="Text_20_body">
      <style:text-properties officeooo:rsid="00aa3fdd" officeooo:paragraph-rsid="01409902"/>
    </style:style>
    <style:style style:name="P27" style:family="paragraph" style:parent-style-name="Text_20_body">
      <style:text-properties officeooo:rsid="00aa3fdd" officeooo:paragraph-rsid="01444ecc"/>
    </style:style>
    <style:style style:name="P28" style:family="paragraph" style:parent-style-name="Text_20_body">
      <style:text-properties officeooo:rsid="00aa3fdd" officeooo:paragraph-rsid="01c3f7d7"/>
    </style:style>
    <style:style style:name="P29" style:family="paragraph" style:parent-style-name="Text_20_body">
      <style:text-properties officeooo:rsid="00ac3a20" officeooo:paragraph-rsid="01519644"/>
    </style:style>
    <style:style style:name="P30" style:family="paragraph" style:parent-style-name="Text_20_body">
      <style:text-properties officeooo:rsid="0024359c" officeooo:paragraph-rsid="01383675"/>
    </style:style>
    <style:style style:name="P31" style:family="paragraph" style:parent-style-name="Text_20_body">
      <style:text-properties officeooo:rsid="0024359c" officeooo:paragraph-rsid="055edc10"/>
    </style:style>
    <style:style style:name="P32" style:family="paragraph" style:parent-style-name="Text_20_body">
      <style:text-properties officeooo:rsid="00eac3d4" officeooo:paragraph-rsid="00eac3d4"/>
    </style:style>
    <style:style style:name="P33" style:family="paragraph" style:parent-style-name="Text_20_body">
      <style:text-properties officeooo:rsid="00433dfa" officeooo:paragraph-rsid="00f785e0"/>
    </style:style>
    <style:style style:name="P34" style:family="paragraph" style:parent-style-name="Text_20_body">
      <style:text-properties officeooo:rsid="00fc2d78" officeooo:paragraph-rsid="01016766"/>
    </style:style>
    <style:style style:name="P35" style:family="paragraph" style:parent-style-name="Text_20_body">
      <style:text-properties officeooo:paragraph-rsid="01212544"/>
    </style:style>
    <style:style style:name="P36" style:family="paragraph" style:parent-style-name="Text_20_body">
      <style:text-properties officeooo:rsid="01519644" officeooo:paragraph-rsid="016b1469"/>
    </style:style>
    <style:style style:name="P37" style:family="paragraph" style:parent-style-name="Text_20_body">
      <style:text-properties officeooo:paragraph-rsid="01551b97"/>
    </style:style>
    <style:style style:name="P38" style:family="paragraph" style:parent-style-name="Text_20_body">
      <style:text-properties officeooo:rsid="0155b77a" officeooo:paragraph-rsid="0155b77a"/>
    </style:style>
    <style:style style:name="P39" style:family="paragraph" style:parent-style-name="Text_20_body">
      <style:text-properties officeooo:rsid="01576206" officeooo:paragraph-rsid="01794009"/>
    </style:style>
    <style:style style:name="P40" style:family="paragraph" style:parent-style-name="Text_20_body">
      <style:text-properties officeooo:rsid="015859ac" officeooo:paragraph-rsid="015859ac"/>
    </style:style>
    <style:style style:name="P41" style:family="paragraph" style:parent-style-name="Text_20_body">
      <style:text-properties officeooo:rsid="019032be" officeooo:paragraph-rsid="01f0c2bf"/>
    </style:style>
    <style:style style:name="P42" style:family="paragraph" style:parent-style-name="Text_20_body">
      <style:text-properties officeooo:rsid="019b4801" officeooo:paragraph-rsid="019b4801"/>
    </style:style>
    <style:style style:name="P43" style:family="paragraph" style:parent-style-name="Text_20_body">
      <style:text-properties officeooo:rsid="01bae6ce" officeooo:paragraph-rsid="01bae6ce"/>
    </style:style>
    <style:style style:name="P44" style:family="paragraph" style:parent-style-name="Text_20_body">
      <style:text-properties officeooo:rsid="01bae6ce" officeooo:paragraph-rsid="01c3103e"/>
    </style:style>
    <style:style style:name="P45" style:family="paragraph" style:parent-style-name="Text_20_body">
      <style:text-properties officeooo:rsid="0206baf9" officeooo:paragraph-rsid="0206baf9"/>
    </style:style>
    <style:style style:name="P46" style:family="paragraph" style:parent-style-name="Text_20_body">
      <style:text-properties officeooo:rsid="020a8bb1" officeooo:paragraph-rsid="020a8bb1"/>
    </style:style>
    <style:style style:name="P47" style:family="paragraph" style:parent-style-name="Text_20_body">
      <style:text-properties officeooo:rsid="020d77bd" officeooo:paragraph-rsid="020d77bd"/>
    </style:style>
    <style:style style:name="P48" style:family="paragraph" style:parent-style-name="Text_20_body">
      <style:text-properties officeooo:rsid="0216f2f4" officeooo:paragraph-rsid="0216f2f4"/>
    </style:style>
    <style:style style:name="P49" style:family="paragraph" style:parent-style-name="Text_20_body">
      <style:text-properties officeooo:rsid="0224f5e0" officeooo:paragraph-rsid="0224f5e0"/>
    </style:style>
    <style:style style:name="P50" style:family="paragraph" style:parent-style-name="Text_20_body">
      <style:text-properties officeooo:rsid="022e7191" officeooo:paragraph-rsid="02345729"/>
    </style:style>
    <style:style style:name="P51" style:family="paragraph" style:parent-style-name="Text_20_body">
      <style:text-properties officeooo:rsid="023018d6" officeooo:paragraph-rsid="023018d6"/>
    </style:style>
    <style:style style:name="P52" style:family="paragraph" style:parent-style-name="Text_20_body">
      <style:text-properties officeooo:rsid="0235403d" officeooo:paragraph-rsid="023fbc84"/>
    </style:style>
    <style:style style:name="P53" style:family="paragraph" style:parent-style-name="Text_20_body">
      <style:text-properties officeooo:rsid="0235403d" officeooo:paragraph-rsid="0235403d"/>
    </style:style>
    <style:style style:name="P54" style:family="paragraph" style:parent-style-name="Text_20_body">
      <style:text-properties officeooo:rsid="024fbc6f" officeooo:paragraph-rsid="024fbc6f"/>
    </style:style>
    <style:style style:name="P55" style:family="paragraph" style:parent-style-name="Text_20_body">
      <style:text-properties officeooo:rsid="0250a73a" officeooo:paragraph-rsid="0250a73a"/>
    </style:style>
    <style:style style:name="P56" style:family="paragraph" style:parent-style-name="Text_20_body">
      <style:text-properties officeooo:rsid="0256b379" officeooo:paragraph-rsid="0256b379"/>
    </style:style>
    <style:style style:name="P57" style:family="paragraph" style:parent-style-name="Text_20_body">
      <style:text-properties officeooo:rsid="0258b75f" officeooo:paragraph-rsid="0258b75f"/>
    </style:style>
    <style:style style:name="P58" style:family="paragraph" style:parent-style-name="Text_20_body">
      <style:text-properties officeooo:rsid="0258b75f" officeooo:paragraph-rsid="02707bf7"/>
    </style:style>
    <style:style style:name="P59" style:family="paragraph" style:parent-style-name="Text_20_body">
      <style:text-properties officeooo:rsid="025e87c2" officeooo:paragraph-rsid="025e87c2"/>
    </style:style>
    <style:style style:name="P60" style:family="paragraph" style:parent-style-name="Text_20_body">
      <style:text-properties officeooo:rsid="02608337" officeooo:paragraph-rsid="02608337"/>
    </style:style>
    <style:style style:name="P61" style:family="paragraph" style:parent-style-name="Text_20_body">
      <style:text-properties officeooo:rsid="0278fa8b" officeooo:paragraph-rsid="0278fa8b"/>
    </style:style>
    <style:style style:name="P62" style:family="paragraph" style:parent-style-name="Text_20_body">
      <style:text-properties officeooo:rsid="028428cd" officeooo:paragraph-rsid="028c3e00"/>
    </style:style>
    <style:style style:name="P63" style:family="paragraph" style:parent-style-name="Text_20_body">
      <style:text-properties officeooo:rsid="02892cb6" officeooo:paragraph-rsid="02892cb6"/>
    </style:style>
    <style:style style:name="P64" style:family="paragraph" style:parent-style-name="Text_20_body">
      <style:text-properties officeooo:rsid="028d4752" officeooo:paragraph-rsid="028d4752"/>
    </style:style>
    <style:style style:name="P65" style:family="paragraph" style:parent-style-name="Text_20_body">
      <style:text-properties officeooo:rsid="028d4752" officeooo:paragraph-rsid="02db0d87"/>
    </style:style>
    <style:style style:name="P66" style:family="paragraph" style:parent-style-name="Text_20_body">
      <style:text-properties officeooo:rsid="0293da3a" officeooo:paragraph-rsid="0293da3a"/>
    </style:style>
    <style:style style:name="P67" style:family="paragraph" style:parent-style-name="Text_20_body">
      <style:text-properties officeooo:rsid="02a51c41" officeooo:paragraph-rsid="02a51c41"/>
    </style:style>
    <style:style style:name="P68" style:family="paragraph" style:parent-style-name="Text_20_body">
      <style:text-properties officeooo:rsid="02a51c41" officeooo:paragraph-rsid="02db879a"/>
    </style:style>
    <style:style style:name="P69" style:family="paragraph" style:parent-style-name="Text_20_body">
      <style:text-properties officeooo:rsid="02bdea3e" officeooo:paragraph-rsid="02e897ac"/>
    </style:style>
    <style:style style:name="P70" style:family="paragraph" style:parent-style-name="Text_20_body">
      <style:text-properties officeooo:rsid="02c22b09" officeooo:paragraph-rsid="02c22b09"/>
    </style:style>
    <style:style style:name="P71" style:family="paragraph" style:parent-style-name="Text_20_body">
      <style:text-properties officeooo:rsid="02c632fb" officeooo:paragraph-rsid="02c632fb"/>
    </style:style>
    <style:style style:name="P72" style:family="paragraph" style:parent-style-name="Text_20_body">
      <style:text-properties officeooo:rsid="02c64964" officeooo:paragraph-rsid="02c64964"/>
    </style:style>
    <style:style style:name="P73" style:family="paragraph" style:parent-style-name="Text_20_body">
      <style:text-properties officeooo:rsid="02ca2678" officeooo:paragraph-rsid="02ca2678"/>
    </style:style>
    <style:style style:name="P74" style:family="paragraph" style:parent-style-name="Text_20_body">
      <style:text-properties officeooo:rsid="02ca2678" officeooo:paragraph-rsid="0532d18d"/>
    </style:style>
    <style:style style:name="P75" style:family="paragraph" style:parent-style-name="Text_20_body">
      <style:text-properties officeooo:rsid="02fb1971" officeooo:paragraph-rsid="02fb1971"/>
    </style:style>
    <style:style style:name="P76" style:family="paragraph" style:parent-style-name="Text_20_body">
      <style:text-properties fo:font-weight="bold" officeooo:rsid="011021a2" style:font-weight-asian="bold" style:font-weight-complex="bold"/>
    </style:style>
    <style:style style:name="P77" style:family="paragraph" style:parent-style-name="Text_20_body">
      <style:text-properties fo:font-weight="bold" officeooo:rsid="0020f441" officeooo:paragraph-rsid="0134fdb6" style:font-weight-asian="bold" style:font-weight-complex="bold"/>
    </style:style>
    <style:style style:name="P78" style:family="paragraph" style:parent-style-name="Text_20_body">
      <style:text-properties officeooo:rsid="00f4e822" officeooo:paragraph-rsid="00ea822c"/>
    </style:style>
    <style:style style:name="P79" style:family="paragraph" style:parent-style-name="Text_20_body">
      <style:text-properties officeooo:rsid="023a8f71" officeooo:paragraph-rsid="024c2030"/>
    </style:style>
    <style:style style:name="P80" style:family="paragraph" style:parent-style-name="Text_20_body">
      <style:text-properties officeooo:rsid="023a8f71" officeooo:paragraph-rsid="024c5756"/>
    </style:style>
    <style:style style:name="P81" style:family="paragraph" style:parent-style-name="Text_20_body">
      <style:text-properties officeooo:rsid="0318a94a" officeooo:paragraph-rsid="0318a94a"/>
    </style:style>
    <style:style style:name="P82" style:family="paragraph" style:parent-style-name="Text_20_body">
      <style:text-properties officeooo:rsid="0318a94a" officeooo:paragraph-rsid="03ad9637"/>
    </style:style>
    <style:style style:name="P83" style:family="paragraph" style:parent-style-name="Text_20_body">
      <style:text-properties officeooo:rsid="0323e06f" officeooo:paragraph-rsid="036d4ee4"/>
    </style:style>
    <style:style style:name="P84" style:family="paragraph" style:parent-style-name="Text_20_body">
      <style:text-properties officeooo:rsid="03268b8d" officeooo:paragraph-rsid="03cabd9e"/>
    </style:style>
    <style:style style:name="P85" style:family="paragraph" style:parent-style-name="Text_20_body">
      <style:text-properties officeooo:rsid="03327092" officeooo:paragraph-rsid="03327092"/>
    </style:style>
    <style:style style:name="P86" style:family="paragraph" style:parent-style-name="Text_20_body">
      <style:text-properties officeooo:rsid="03549c3d" officeooo:paragraph-rsid="03f195b6"/>
    </style:style>
    <style:style style:name="P87" style:family="paragraph" style:parent-style-name="Text_20_body">
      <style:text-properties officeooo:rsid="0407e57b" officeooo:paragraph-rsid="04158cd3"/>
    </style:style>
    <style:style style:name="P88" style:family="paragraph" style:parent-style-name="Text_20_body">
      <style:text-properties officeooo:rsid="04ae3966" officeooo:paragraph-rsid="04ea5f2c"/>
    </style:style>
    <style:style style:name="P89" style:family="paragraph" style:parent-style-name="Text_20_body">
      <style:text-properties officeooo:rsid="04edb394" officeooo:paragraph-rsid="04f0d853"/>
    </style:style>
    <style:style style:name="P90" style:family="paragraph" style:parent-style-name="Text_20_body">
      <style:text-properties officeooo:rsid="04f9ad1e" officeooo:paragraph-rsid="04f9ad1e"/>
    </style:style>
    <style:style style:name="P91" style:family="paragraph" style:parent-style-name="Text_20_body">
      <style:text-properties officeooo:rsid="04fda75f" officeooo:paragraph-rsid="04fda75f"/>
    </style:style>
    <style:style style:name="P92" style:family="paragraph" style:parent-style-name="Text_20_body">
      <style:text-properties officeooo:paragraph-rsid="051681d7"/>
    </style:style>
    <style:style style:name="P93" style:family="paragraph" style:parent-style-name="Text_20_body">
      <style:text-properties officeooo:rsid="050a1069" officeooo:paragraph-rsid="050a1069"/>
    </style:style>
    <style:style style:name="P94" style:family="paragraph" style:parent-style-name="Text_20_body">
      <style:text-properties officeooo:rsid="042f6125" officeooo:paragraph-rsid="039a30a2"/>
    </style:style>
    <style:style style:name="P95" style:family="paragraph" style:parent-style-name="Text_20_body">
      <style:text-properties officeooo:rsid="036d4ee4" officeooo:paragraph-rsid="039a30a2"/>
    </style:style>
    <style:style style:name="P96" style:family="paragraph" style:parent-style-name="Text_20_body">
      <style:text-properties officeooo:rsid="0514cdc2" officeooo:paragraph-rsid="0514cdc2"/>
    </style:style>
    <style:style style:name="P97" style:family="paragraph" style:parent-style-name="Text_20_body">
      <style:text-properties officeooo:rsid="04ea5f2c" officeooo:paragraph-rsid="04ea5f2c"/>
    </style:style>
    <style:style style:name="P98" style:family="paragraph" style:parent-style-name="Text_20_body">
      <style:text-properties officeooo:rsid="039ea0e3" officeooo:paragraph-rsid="04bed93a"/>
    </style:style>
    <style:style style:name="P99" style:family="paragraph" style:parent-style-name="Text_20_body">
      <style:text-properties officeooo:rsid="048aef82" officeooo:paragraph-rsid="04a4c585"/>
    </style:style>
    <style:style style:name="P100" style:family="paragraph" style:parent-style-name="Text_20_body">
      <style:text-properties fo:font-variant="normal" fo:text-transform="none" fo:color="#000000" fo:letter-spacing="normal" fo:font-style="normal" fo:font-weight="normal" officeooo:rsid="04a4c585" officeooo:paragraph-rsid="04a4c585"/>
    </style:style>
    <style:style style:name="P101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54e3875" officeooo:paragraph-rsid="0572d839"/>
    </style:style>
    <style:style style:name="P102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3a5044" officeooo:paragraph-rsid="0572d839"/>
    </style:style>
    <style:style style:name="P103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03a5044" officeooo:paragraph-rsid="05741b51"/>
    </style:style>
    <style:style style:name="P104" style:family="paragraph" style:parent-style-name="Text_20_body">
      <style:paragraph-properties>
        <style:tab-stops>
          <style:tab-stop style:position="5.821cm"/>
        </style:tab-stops>
      </style:paragraph-properties>
      <style:text-properties officeooo:rsid="0577bde0" officeooo:paragraph-rsid="0577bde0"/>
    </style:style>
    <style:style style:name="P105" style:family="paragraph" style:parent-style-name="Heading_20_2">
      <style:text-properties officeooo:rsid="0006af07" officeooo:paragraph-rsid="00415ad0"/>
    </style:style>
    <style:style style:name="P106" style:family="paragraph" style:parent-style-name="Heading_20_2">
      <style:text-properties officeooo:rsid="0206baf9" officeooo:paragraph-rsid="0206baf9"/>
    </style:style>
    <style:style style:name="P107" style:family="paragraph" style:parent-style-name="Heading_20_2">
      <style:text-properties officeooo:rsid="020d77bd" officeooo:paragraph-rsid="020d77bd"/>
    </style:style>
    <style:style style:name="P108" style:family="paragraph" style:parent-style-name="Heading_20_2">
      <style:text-properties officeooo:rsid="0224f5e0" officeooo:paragraph-rsid="0224f5e0"/>
    </style:style>
    <style:style style:name="P109" style:family="paragraph" style:parent-style-name="Heading_20_2">
      <style:text-properties officeooo:rsid="006f034d" officeooo:paragraph-rsid="00415ad0"/>
    </style:style>
    <style:style style:name="P110" style:family="paragraph" style:parent-style-name="Code">
      <style:text-properties officeooo:paragraph-rsid="001fa31f"/>
    </style:style>
    <style:style style:name="P111" style:family="paragraph" style:parent-style-name="Code">
      <style:text-properties officeooo:rsid="001fa31f" officeooo:paragraph-rsid="001fa31f"/>
    </style:style>
    <style:style style:name="P112" style:family="paragraph" style:parent-style-name="Code">
      <style:text-properties officeooo:rsid="001fa31f" officeooo:paragraph-rsid="05601277"/>
    </style:style>
    <style:style style:name="P113" style:family="paragraph" style:parent-style-name="Code">
      <style:text-properties officeooo:paragraph-rsid="0044cc91"/>
    </style:style>
    <style:style style:name="P114" style:family="paragraph" style:parent-style-name="Code">
      <style:text-properties officeooo:rsid="0044cc91" officeooo:paragraph-rsid="0044cc91"/>
    </style:style>
    <style:style style:name="P115" style:family="paragraph" style:parent-style-name="Code">
      <style:text-properties officeooo:rsid="0044cc91" officeooo:paragraph-rsid="004ce1d1"/>
    </style:style>
    <style:style style:name="P116" style:family="paragraph" style:parent-style-name="Code">
      <style:text-properties officeooo:rsid="005a237a" officeooo:paragraph-rsid="005a237a"/>
    </style:style>
    <style:style style:name="P117" style:family="paragraph" style:parent-style-name="Code">
      <style:text-properties fo:font-weight="normal" officeooo:rsid="00875758" officeooo:paragraph-rsid="00875758" style:font-weight-asian="normal" style:font-weight-complex="normal"/>
    </style:style>
    <style:style style:name="P118" style:family="paragraph" style:parent-style-name="Code">
      <style:text-properties officeooo:paragraph-rsid="01d582d8"/>
    </style:style>
    <style:style style:name="P119" style:family="paragraph" style:parent-style-name="Code">
      <style:text-properties officeooo:rsid="0226d649" officeooo:paragraph-rsid="0226d649"/>
    </style:style>
    <style:style style:name="P120" style:family="paragraph" style:parent-style-name="Code">
      <style:text-properties officeooo:rsid="0226d649" officeooo:paragraph-rsid="022bf3de"/>
    </style:style>
    <style:style style:name="P121" style:family="paragraph" style:parent-style-name="Code">
      <style:text-properties officeooo:rsid="0226d649" officeooo:paragraph-rsid="02320682"/>
    </style:style>
    <style:style style:name="P122" style:family="paragraph" style:parent-style-name="Code">
      <style:text-properties officeooo:rsid="0226d649" officeooo:paragraph-rsid="02771f05"/>
    </style:style>
    <style:style style:name="P123" style:family="paragraph" style:parent-style-name="Code">
      <style:text-properties officeooo:rsid="022bf3de" officeooo:paragraph-rsid="0226d649"/>
    </style:style>
    <style:style style:name="P124" style:family="paragraph" style:parent-style-name="Code">
      <style:text-properties officeooo:rsid="022bf3de" officeooo:paragraph-rsid="02320682"/>
    </style:style>
    <style:style style:name="P125" style:family="paragraph" style:parent-style-name="Code">
      <style:text-properties officeooo:rsid="02320682" officeooo:paragraph-rsid="02320682"/>
    </style:style>
    <style:style style:name="P126" style:family="paragraph" style:parent-style-name="Code">
      <style:text-properties officeooo:rsid="02320682" officeooo:paragraph-rsid="02771f05"/>
    </style:style>
    <style:style style:name="P127" style:family="paragraph" style:parent-style-name="Code">
      <style:text-properties officeooo:rsid="023bed85" officeooo:paragraph-rsid="023bed85"/>
    </style:style>
    <style:style style:name="P128" style:family="paragraph" style:parent-style-name="Code">
      <style:text-properties officeooo:paragraph-rsid="027c35c8"/>
    </style:style>
    <style:style style:name="P129" style:family="paragraph" style:parent-style-name="Code">
      <style:text-properties officeooo:rsid="028c9541" officeooo:paragraph-rsid="02a51c41"/>
    </style:style>
    <style:style style:name="P130" style:family="paragraph" style:parent-style-name="Code">
      <style:text-properties officeooo:rsid="028c9541" officeooo:paragraph-rsid="02b7334f"/>
    </style:style>
    <style:style style:name="P131" style:family="paragraph" style:parent-style-name="Code">
      <style:text-properties officeooo:rsid="028c9541" officeooo:paragraph-rsid="02f604c7"/>
    </style:style>
    <style:style style:name="P132" style:family="paragraph" style:parent-style-name="Code">
      <style:text-properties officeooo:rsid="02b7334f" officeooo:paragraph-rsid="02b7334f"/>
    </style:style>
    <style:style style:name="P133" style:family="paragraph" style:parent-style-name="Code">
      <style:text-properties officeooo:rsid="02c64964" officeooo:paragraph-rsid="02c64964"/>
    </style:style>
    <style:style style:name="P134" style:family="paragraph" style:parent-style-name="Code">
      <style:text-properties fo:font-weight="bold" style:font-weight-asian="bold" style:font-weight-complex="bold"/>
    </style:style>
    <style:style style:name="P135" style:family="paragraph" style:parent-style-name="Code">
      <style:text-properties fo:font-style="normal" officeooo:rsid="028c9541" officeooo:paragraph-rsid="028c9541" style:font-style-asian="normal" style:font-style-complex="normal"/>
    </style:style>
    <style:style style:name="P136" style:family="paragraph" style:parent-style-name="Code">
      <style:text-properties fo:font-style="normal" officeooo:rsid="028c9541" officeooo:paragraph-rsid="02a51c41" style:font-style-asian="normal" style:font-style-complex="normal"/>
    </style:style>
    <style:style style:name="P137" style:family="paragraph" style:parent-style-name="Code">
      <style:text-properties fo:font-style="normal" officeooo:rsid="02a51c41" officeooo:paragraph-rsid="02a51c41" style:font-style-asian="normal" style:font-style-complex="normal"/>
    </style:style>
    <style:style style:name="P138" style:family="paragraph" style:parent-style-name="Code">
      <style:text-properties fo:font-style="normal" officeooo:rsid="02a51c41" officeooo:paragraph-rsid="02b7334f" style:font-style-asian="normal" style:font-style-complex="normal"/>
    </style:style>
    <style:style style:name="P139" style:family="paragraph" style:parent-style-name="Code">
      <style:text-properties fo:font-style="normal" officeooo:rsid="02b7334f" officeooo:paragraph-rsid="02f14a58" style:font-style-asian="normal" style:font-style-complex="normal"/>
    </style:style>
    <style:style style:name="P140" style:family="paragraph" style:parent-style-name="Code">
      <style:text-properties fo:font-style="normal" officeooo:rsid="02b7334f" officeooo:paragraph-rsid="02b7334f" style:font-style-asian="normal" style:font-style-complex="normal"/>
    </style:style>
    <style:style style:name="P141" style:family="paragraph" style:parent-style-name="Code">
      <style:text-properties fo:font-style="normal" officeooo:rsid="03528ed7" officeooo:paragraph-rsid="03509399" style:font-style-asian="normal" style:font-style-complex="normal"/>
    </style:style>
    <style:style style:name="P142" style:family="paragraph" style:parent-style-name="Code">
      <style:text-properties officeooo:rsid="034c97df" officeooo:paragraph-rsid="034c97df"/>
    </style:style>
    <style:style style:name="P143" style:family="paragraph" style:parent-style-name="Code">
      <style:text-properties officeooo:rsid="034c97df" officeooo:paragraph-rsid="03509399"/>
    </style:style>
    <style:style style:name="P144" style:family="paragraph" style:parent-style-name="Code">
      <style:text-properties officeooo:rsid="04f9ad1e" officeooo:paragraph-rsid="04f9ad1e"/>
    </style:style>
    <style:style style:name="P145" style:family="paragraph" style:parent-style-name="Code">
      <style:text-properties officeooo:rsid="05555179" officeooo:paragraph-rsid="05555179"/>
    </style:style>
    <style:style style:name="P146" style:family="paragraph" style:parent-style-name="Code">
      <style:text-properties officeooo:paragraph-rsid="0583dea7"/>
    </style:style>
    <style:style style:name="P147" style:family="paragraph" style:parent-style-name="Code">
      <style:text-properties officeooo:rsid="058e8e54" officeooo:paragraph-rsid="058e8e54"/>
    </style:style>
    <style:style style:name="P148" style:family="paragraph" style:parent-style-name="Table_20_Contents">
      <style:text-properties officeooo:rsid="0006ed86" officeooo:paragraph-rsid="0006ed86"/>
    </style:style>
    <style:style style:name="P149" style:family="paragraph" style:parent-style-name="Table_20_Contents">
      <style:text-properties officeooo:rsid="0007fa7c" officeooo:paragraph-rsid="0007fa7c"/>
    </style:style>
    <style:style style:name="P150" style:family="paragraph" style:parent-style-name="Table_20_Contents">
      <style:text-properties fo:font-size="10pt" style:font-size-asian="10pt" style:font-size-complex="10pt"/>
    </style:style>
    <style:style style:name="P151" style:family="paragraph" style:parent-style-name="Table_20_Contents">
      <style:text-properties fo:font-size="10pt" officeooo:rsid="0006ed86" officeooo:paragraph-rsid="0006ed86" style:font-size-asian="10pt" style:font-size-complex="10pt"/>
    </style:style>
    <style:style style:name="P152" style:family="paragraph" style:parent-style-name="Table_20_Contents">
      <style:text-properties fo:font-size="10pt" officeooo:rsid="0007fa7c" officeooo:paragraph-rsid="0007fa7c" style:font-size-asian="10pt" style:font-size-complex="10pt"/>
    </style:style>
    <style:style style:name="P153" style:family="paragraph" style:parent-style-name="Table_20_Contents">
      <style:text-properties fo:font-size="10pt" officeooo:rsid="0007fa7c" officeooo:paragraph-rsid="0010ba4d" style:font-size-asian="10pt" style:font-size-complex="10pt"/>
    </style:style>
    <style:style style:name="P154" style:family="paragraph" style:parent-style-name="Table_20_Contents">
      <style:text-properties fo:font-size="10pt" officeooo:rsid="00096803" officeooo:paragraph-rsid="00096803" style:font-size-asian="10pt" style:font-size-complex="10pt"/>
    </style:style>
    <style:style style:name="P155" style:family="paragraph" style:parent-style-name="Table_20_Contents">
      <style:text-properties fo:font-size="10pt" officeooo:rsid="00096803" officeooo:paragraph-rsid="000aab41" style:font-size-asian="10pt" style:font-size-complex="10pt"/>
    </style:style>
    <style:style style:name="P156" style:family="paragraph" style:parent-style-name="Table_20_Contents">
      <style:text-properties fo:font-size="10pt" officeooo:rsid="00096803" officeooo:paragraph-rsid="0010ba4d" style:font-size-asian="10pt" style:font-size-complex="10pt"/>
    </style:style>
    <style:style style:name="P157" style:family="paragraph" style:parent-style-name="Table_20_Contents">
      <style:text-properties fo:font-size="10pt" officeooo:rsid="000aab41" officeooo:paragraph-rsid="000aab41" style:font-size-asian="10pt" style:font-size-complex="10pt"/>
    </style:style>
    <style:style style:name="P158" style:family="paragraph" style:parent-style-name="Table_20_Contents">
      <style:text-properties fo:font-size="10pt" officeooo:rsid="000aab41" officeooo:paragraph-rsid="000e0db6" style:font-size-asian="10pt" style:font-size-complex="10pt"/>
    </style:style>
    <style:style style:name="P159" style:family="paragraph" style:parent-style-name="Table_20_Contents">
      <style:text-properties fo:font-size="10pt" officeooo:rsid="000b410c" officeooo:paragraph-rsid="000b410c" style:font-size-asian="10pt" style:font-size-complex="10pt"/>
    </style:style>
    <style:style style:name="P160" style:family="paragraph" style:parent-style-name="Table_20_Contents">
      <style:text-properties fo:font-size="10pt" officeooo:rsid="000d045c" officeooo:paragraph-rsid="000d045c" style:font-size-asian="10pt" style:font-size-complex="10pt"/>
    </style:style>
    <style:style style:name="P161" style:family="paragraph" style:parent-style-name="Table_20_Contents">
      <style:text-properties fo:font-size="10pt" officeooo:rsid="000d045c" officeooo:paragraph-rsid="000e0db6" style:font-size-asian="10pt" style:font-size-complex="10pt"/>
    </style:style>
    <style:style style:name="P162" style:family="paragraph" style:parent-style-name="Table_20_Contents">
      <style:text-properties fo:font-size="10pt" officeooo:rsid="000e0db6" officeooo:paragraph-rsid="000e0db6" style:font-size-asian="10pt" style:font-size-complex="10pt"/>
    </style:style>
    <style:style style:name="P163" style:family="paragraph" style:parent-style-name="Table_20_Contents">
      <style:text-properties fo:font-size="10pt" officeooo:rsid="0010ba4d" officeooo:paragraph-rsid="0010ba4d" style:font-size-asian="10pt" style:font-size-complex="10pt"/>
    </style:style>
    <style:style style:name="P164" style:family="paragraph" style:parent-style-name="Table_20_Contents">
      <style:text-properties fo:font-size="10pt" officeooo:rsid="0012ae4f" officeooo:paragraph-rsid="0012ae4f" style:font-size-asian="10pt" style:font-size-complex="10pt"/>
    </style:style>
    <style:style style:name="P165" style:family="paragraph" style:parent-style-name="Table_20_Contents">
      <style:text-properties fo:font-size="10pt" officeooo:rsid="001fa31f" officeooo:paragraph-rsid="001fa31f" style:font-size-asian="10pt" style:font-size-complex="10pt"/>
    </style:style>
    <style:style style:name="P166" style:family="paragraph" style:parent-style-name="Table_20_Contents">
      <style:text-properties fo:font-size="10pt" officeooo:rsid="0206baf9" officeooo:paragraph-rsid="0206baf9" style:font-size-asian="10pt" style:font-size-complex="10pt"/>
    </style:style>
    <style:style style:name="P167" style:family="paragraph" style:parent-style-name="Table_20_Contents">
      <style:text-properties fo:font-size="10pt" officeooo:rsid="0206baf9" officeooo:paragraph-rsid="0207f99c" style:font-size-asian="10pt" style:font-size-complex="10pt"/>
    </style:style>
    <style:style style:name="P168" style:family="paragraph" style:parent-style-name="Table_20_Contents">
      <style:text-properties fo:font-size="10pt" officeooo:rsid="020966ac" officeooo:paragraph-rsid="020966ac" style:font-size-asian="10pt" style:font-size-complex="10pt"/>
    </style:style>
    <style:style style:name="P169" style:family="paragraph" style:parent-style-name="Table_20_Contents">
      <style:text-properties fo:font-size="10pt" officeooo:rsid="03005de4" officeooo:paragraph-rsid="03005de4" style:font-size-asian="10pt" style:font-size-complex="10pt"/>
    </style:style>
    <style:style style:name="P170" style:family="paragraph" style:parent-style-name="Table_20_Contents">
      <style:text-properties fo:font-size="10pt" fo:font-weight="bold" officeooo:rsid="0007fa7c" officeooo:paragraph-rsid="0007fa7c" style:font-size-asian="10pt" style:font-weight-asian="bold" style:font-size-complex="10pt" style:font-weight-complex="bold"/>
    </style:style>
    <style:style style:name="P171" style:family="paragraph" style:parent-style-name="Table_20_Contents">
      <style:text-properties fo:font-size="10pt" fo:font-weight="bold" officeooo:rsid="00096803" officeooo:paragraph-rsid="00096803" style:font-size-asian="10pt" style:font-weight-asian="bold" style:font-size-complex="10pt" style:font-weight-complex="bold"/>
    </style:style>
    <style:style style:name="P172" style:family="paragraph" style:parent-style-name="Table_20_Contents">
      <style:text-properties fo:font-size="10pt" fo:font-weight="bold" officeooo:rsid="000aab41" officeooo:paragraph-rsid="000aab41" style:font-size-asian="10pt" style:font-weight-asian="bold" style:font-size-complex="10pt" style:font-weight-complex="bold"/>
    </style:style>
    <style:style style:name="P173" style:family="paragraph" style:parent-style-name="Table_20_Contents">
      <style:text-properties fo:font-size="10pt" fo:font-weight="bold" officeooo:rsid="000b410c" officeooo:paragraph-rsid="000b410c" style:font-size-asian="10pt" style:font-weight-asian="bold" style:font-size-complex="10pt" style:font-weight-complex="bold"/>
    </style:style>
    <style:style style:name="P174" style:family="paragraph" style:parent-style-name="Table_20_Contents">
      <style:text-properties fo:font-size="10pt" fo:font-weight="bold" officeooo:rsid="000d045c" officeooo:paragraph-rsid="000d045c" style:font-size-asian="10pt" style:font-weight-asian="bold" style:font-size-complex="10pt" style:font-weight-complex="bold"/>
    </style:style>
    <style:style style:name="P175" style:family="paragraph" style:parent-style-name="Table_20_Contents">
      <style:text-properties fo:font-size="10pt" fo:font-weight="bold" officeooo:rsid="0010ba4d" officeooo:paragraph-rsid="0010ba4d" style:font-size-asian="10pt" style:font-weight-asian="bold" style:font-size-complex="10pt" style:font-weight-complex="bold"/>
    </style:style>
    <style:style style:name="P176" style:family="paragraph" style:parent-style-name="Table_20_Contents">
      <style:text-properties fo:font-size="10pt" fo:font-weight="bold" officeooo:rsid="0012ae4f" officeooo:paragraph-rsid="0012ae4f" style:font-size-asian="10pt" style:font-weight-asian="bold" style:font-size-complex="10pt" style:font-weight-complex="bold"/>
    </style:style>
    <style:style style:name="P177" style:family="paragraph" style:parent-style-name="Table_20_Contents">
      <style:text-properties fo:font-size="10pt" fo:font-weight="bold" officeooo:rsid="001320fc" officeooo:paragraph-rsid="001320fc" style:font-size-asian="10pt" style:font-weight-asian="bold" style:font-size-complex="10pt" style:font-weight-complex="bold"/>
    </style:style>
    <style:style style:name="P178" style:family="paragraph" style:parent-style-name="Table_20_Contents">
      <style:text-properties fo:font-size="10pt" fo:font-weight="bold" officeooo:rsid="0006ed86" officeooo:paragraph-rsid="0006ed86" style:font-size-asian="10pt" style:font-weight-asian="bold" style:font-size-complex="10pt" style:font-weight-complex="bold"/>
    </style:style>
    <style:style style:name="P179" style:family="paragraph" style:parent-style-name="Table_20_Contents">
      <style:text-properties fo:font-size="10pt" fo:font-weight="bold" officeooo:rsid="0206baf9" officeooo:paragraph-rsid="0206baf9" style:font-size-asian="10pt" style:font-weight-asian="bold" style:font-size-complex="10pt" style:font-weight-complex="bold"/>
    </style:style>
    <style:style style:name="P180" style:family="paragraph" style:parent-style-name="Table_20_Contents">
      <style:text-properties fo:font-size="10pt" fo:font-weight="bold" officeooo:rsid="0206baf9" officeooo:paragraph-rsid="020966ac" style:font-size-asian="10pt" style:font-weight-asian="bold" style:font-size-complex="10pt" style:font-weight-complex="bold"/>
    </style:style>
    <style:style style:name="P181" style:family="paragraph" style:parent-style-name="Table_20_Contents">
      <style:text-properties fo:font-size="10pt" fo:font-weight="bold" officeooo:rsid="020966ac" officeooo:paragraph-rsid="020966ac" style:font-size-asian="10pt" style:font-weight-asian="bold" style:font-size-complex="10pt" style:font-weight-complex="bold"/>
    </style:style>
    <style:style style:name="P182" style:family="paragraph" style:parent-style-name="Table_20_Contents">
      <style:text-properties fo:font-size="10pt" fo:font-weight="bold" officeooo:rsid="03005de4" officeooo:paragraph-rsid="03005de4" style:font-size-asian="10pt" style:font-weight-asian="bold" style:font-size-complex="10pt" style:font-weight-complex="bold"/>
    </style:style>
    <style:style style:name="P183" style:family="paragraph" style:parent-style-name="Table_20_Contents">
      <style:text-properties fo:font-size="10pt" fo:font-weight="normal" officeooo:rsid="0012ae4f" officeooo:paragraph-rsid="0012ae4f" style:font-size-asian="10pt" style:font-weight-asian="normal" style:font-size-complex="10pt" style:font-weight-complex="normal"/>
    </style:style>
    <style:style style:name="P184" style:family="paragraph" style:parent-style-name="Table_20_Contents">
      <style:text-properties fo:font-size="10pt" fo:font-style="italic" officeooo:rsid="0206baf9" officeooo:paragraph-rsid="020966ac" style:font-size-asian="10pt" style:font-style-asian="italic" style:font-size-complex="10pt" style:font-style-complex="italic"/>
    </style:style>
    <style:style style:name="P185" style:family="paragraph" style:parent-style-name="Table_20_Contents">
      <style:text-properties fo:font-size="10pt" fo:font-style="italic" officeooo:rsid="020966ac" officeooo:paragraph-rsid="020966ac" style:font-size-asian="10pt" style:font-style-asian="italic" style:font-size-complex="10pt" style:font-style-complex="italic"/>
    </style:style>
    <style:style style:name="P186" style:family="paragraph" style:parent-style-name="Table_20_Contents">
      <style:text-properties fo:font-size="10pt" fo:font-style="italic" fo:font-weight="normal" officeooo:rsid="020966ac" officeooo:paragraph-rsid="03005de4" style:font-size-asian="10pt" style:font-style-asian="italic" style:font-weight-asian="normal" style:font-size-complex="10pt" style:font-style-complex="italic" style:font-weight-complex="normal"/>
    </style:style>
    <style:style style:name="P187" style:family="paragraph" style:parent-style-name="Table_20_Contents">
      <style:text-properties fo:font-size="10pt" fo:font-style="normal" officeooo:rsid="020966ac" officeooo:paragraph-rsid="020966ac" style:font-size-asian="10pt" style:font-style-asian="normal" style:font-size-complex="10pt" style:font-style-complex="normal"/>
    </style:style>
    <style:style style:name="P188" style:family="paragraph" style:parent-style-name="Table_20_Contents">
      <style:text-properties fo:font-size="10pt" fo:font-style="normal" officeooo:rsid="03005de4" officeooo:paragraph-rsid="03005de4" style:font-size-asian="10pt" style:font-style-asian="normal" style:font-size-complex="10pt" style:font-style-complex="normal"/>
    </style:style>
    <style:style style:name="P189" style:family="paragraph" style:parent-style-name="Table_20_Contents">
      <style:text-properties fo:font-size="10pt" fo:font-style="normal" officeooo:rsid="03005de4" officeooo:paragraph-rsid="03051a69" style:font-size-asian="10pt" style:font-style-asian="normal" style:font-size-complex="10pt" style:font-style-complex="normal"/>
    </style:style>
    <style:style style:name="P190" style:family="paragraph" style:parent-style-name="Table_20_Contents">
      <style:text-properties officeooo:rsid="0206baf9" officeooo:paragraph-rsid="0206baf9"/>
    </style:style>
    <style:style style:name="P191" style:family="paragraph" style:parent-style-name="Table_20_Contents">
      <style:text-properties officeooo:rsid="020966ac" officeooo:paragraph-rsid="020966ac"/>
    </style:style>
    <style:style style:name="P192" style:family="paragraph" style:parent-style-name="Text_20_body">
      <style:paragraph-properties fo:margin-left="1.251cm" fo:margin-right="0cm" fo:text-indent="0cm" style:auto-text-indent="false"/>
      <style:text-properties officeooo:rsid="021be5ed" officeooo:paragraph-rsid="022045eb"/>
    </style:style>
    <style:style style:name="P193" style:family="paragraph" style:parent-style-name="Code">
      <style:paragraph-properties fo:margin-left="1.251cm" fo:margin-right="0cm" fo:text-indent="0cm" style:auto-text-indent="false"/>
      <style:text-properties officeooo:paragraph-rsid="020d77bd"/>
    </style:style>
    <style:style style:name="P194" style:family="paragraph" style:parent-style-name="Code">
      <style:paragraph-properties fo:margin-left="1.251cm" fo:margin-right="0cm" fo:text-indent="0cm" style:auto-text-indent="false"/>
      <style:text-properties officeooo:paragraph-rsid="020fd26c"/>
    </style:style>
    <style:style style:name="P195" style:family="paragraph" style:parent-style-name="Code">
      <style:paragraph-properties fo:margin-left="1.251cm" fo:margin-right="0cm" fo:text-indent="0cm" style:auto-text-indent="false"/>
      <style:text-properties officeooo:rsid="020d77bd" officeooo:paragraph-rsid="020d77bd"/>
    </style:style>
    <style:style style:name="P196" style:family="paragraph" style:parent-style-name="Code">
      <style:paragraph-properties fo:margin-left="1.251cm" fo:margin-right="0cm" fo:text-indent="0cm" style:auto-text-indent="false"/>
      <style:text-properties officeooo:rsid="020d77bd" officeooo:paragraph-rsid="02222881"/>
    </style:style>
    <style:style style:name="P197" style:family="paragraph" style:parent-style-name="Code">
      <style:paragraph-properties fo:margin-left="1.251cm" fo:margin-right="0cm" fo:text-indent="0cm" style:auto-text-indent="false"/>
      <style:text-properties officeooo:rsid="021be5ed" officeooo:paragraph-rsid="021be5ed"/>
    </style:style>
    <style:style style:name="P198" style:family="paragraph" style:parent-style-name="Preformatted_20_Text">
      <style:paragraph-properties fo:margin-left="1.251cm" fo:margin-right="0cm" fo:text-indent="0cm" style:auto-text-indent="false"/>
    </style:style>
    <style:style style:name="P199" style:family="paragraph" style:parent-style-name="Preformatted_20_Text">
      <style:paragraph-properties fo:margin-left="1.251cm" fo:margin-right="0cm" fo:text-indent="0cm" style:auto-text-indent="false"/>
      <style:text-properties officeooo:paragraph-rsid="020fd26c"/>
    </style:style>
    <style:style style:name="P200" style:family="paragraph" style:parent-style-name="Preformatted_20_Text">
      <style:paragraph-properties fo:margin-left="1.251cm" fo:margin-right="0cm" fo:text-indent="0cm" style:auto-text-indent="false"/>
      <style:text-properties officeooo:rsid="020fd26c" officeooo:paragraph-rsid="020fd26c"/>
    </style:style>
    <style:style style:name="P201" style:family="paragraph" style:parent-style-name="Preformatted_20_Text">
      <style:paragraph-properties fo:margin-left="1.251cm" fo:margin-right="0cm" fo:text-indent="0cm" style:auto-text-indent="false"/>
      <style:text-properties officeooo:rsid="021be5ed" officeooo:paragraph-rsid="021be5ed"/>
    </style:style>
    <style:style style:name="P202" style:family="paragraph" style:parent-style-name="Preformatted_20_Text">
      <style:paragraph-properties fo:margin-left="1.251cm" fo:margin-right="0cm" fo:text-align="start" style:justify-single-word="false" fo:text-indent="0cm" style:auto-text-indent="false"/>
    </style:style>
    <style:style style:name="P203" style:family="paragraph" style:parent-style-name="Heading_20_2">
      <style:paragraph-properties fo:break-before="page"/>
    </style:style>
    <style:style style:name="P204" style:family="paragraph" style:parent-style-name="Heading_20_2">
      <style:paragraph-properties fo:break-before="page"/>
      <style:text-properties officeooo:paragraph-rsid="0044cc91"/>
    </style:style>
    <style:style style:name="P205" style:family="paragraph" style:parent-style-name="Heading_20_2">
      <style:paragraph-properties fo:break-before="page"/>
      <style:text-properties officeooo:rsid="0224f5e0" officeooo:paragraph-rsid="0224f5e0"/>
    </style:style>
    <style:style style:name="P206" style:family="paragraph" style:parent-style-name="Heading_20_1">
      <style:paragraph-properties fo:break-before="page"/>
    </style:style>
    <style:style style:name="P207" style:family="paragraph" style:parent-style-name="Heading_20_1">
      <style:paragraph-properties fo:break-before="page"/>
      <style:text-properties officeooo:paragraph-rsid="0206baf9"/>
    </style:style>
    <style:style style:name="P208" style:family="paragraph" style:parent-style-name="Text_20_body">
      <style:paragraph-properties fo:break-before="page"/>
    </style:style>
    <style:style style:name="P209" style:family="paragraph" style:parent-style-name="Heading_20_1">
      <style:text-properties officeooo:rsid="00415ad0" officeooo:paragraph-rsid="00415ad0"/>
    </style:style>
    <style:style style:name="P210" style:family="paragraph" style:parent-style-name="Preformatted_20_Text">
      <style:text-properties officeooo:rsid="020fd26c" officeooo:paragraph-rsid="020fd26c"/>
    </style:style>
    <style:style style:name="P211" style:family="paragraph" style:parent-style-name="Preformatted_20_Text">
      <style:text-properties officeooo:rsid="0216f2f4"/>
    </style:style>
    <style:style style:name="P212" style:family="paragraph" style:parent-style-name="Preformatted_20_Text">
      <style:text-properties officeooo:rsid="0216f2f4" officeooo:paragraph-rsid="0216f2f4"/>
    </style:style>
    <style:style style:name="P213" style:family="paragraph" style:parent-style-name="Preformatted_20_Text">
      <style:text-properties officeooo:paragraph-rsid="04fda75f"/>
    </style:style>
    <style:style style:name="P214" style:family="paragraph" style:parent-style-name="Preformatted_20_Text">
      <style:text-properties fo:font-size="11pt" style:font-size-asian="11pt" style:font-size-complex="11pt"/>
    </style:style>
    <style:style style:name="P21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rsid="050c2ff8" officeooo:paragraph-rsid="050c2ff8"/>
    </style:style>
    <style:style style:name="P216" style:family="paragraph" style:parent-style-name="Heading_20_3">
      <style:text-properties officeooo:rsid="01139777" officeooo:paragraph-rsid="01139777"/>
    </style:style>
    <style:style style:name="P217" style:family="paragraph" style:parent-style-name="Heading_20_3">
      <style:text-properties officeooo:rsid="02cca9da" officeooo:paragraph-rsid="02cca9da"/>
    </style:style>
    <style:style style:name="P218" style:family="paragraph" style:parent-style-name="Heading_20_3">
      <style:text-properties officeooo:rsid="02f9c4ee"/>
    </style:style>
    <style:style style:name="P219" style:family="paragraph" style:parent-style-name="Heading_20_3">
      <style:text-properties officeooo:rsid="044295a3" officeooo:paragraph-rsid="044295a3"/>
    </style:style>
    <style:style style:name="P220" style:family="paragraph" style:parent-style-name="Heading_20_3">
      <style:text-properties officeooo:rsid="04acdbce" officeooo:paragraph-rsid="04bed93a"/>
    </style:style>
    <style:style style:name="P221" style:family="paragraph" style:parent-style-name="Heading_20_3">
      <style:text-properties officeooo:paragraph-rsid="04aa2b65"/>
    </style:style>
    <style:style style:name="P222" style:family="paragraph" style:parent-style-name="Heading_20_3">
      <style:paragraph-properties fo:break-before="page"/>
      <style:text-properties officeooo:rsid="052640be" officeooo:paragraph-rsid="052640be"/>
    </style:style>
    <style:style style:name="P223" style:family="paragraph" style:parent-style-name="Text_20_body" style:list-style-name="L1">
      <style:text-properties officeooo:paragraph-rsid="0108f660"/>
    </style:style>
    <style:style style:name="P224" style:family="paragraph" style:parent-style-name="Text_20_body" style:list-style-name="L1">
      <style:text-properties fo:font-weight="normal" officeooo:rsid="0108f660" officeooo:paragraph-rsid="0108f660" style:font-weight-asian="normal" style:font-weight-complex="normal"/>
    </style:style>
    <style:style style:name="P225" style:family="paragraph" style:parent-style-name="Text_20_body" style:list-style-name="L2"/>
    <style:style style:name="P226" style:family="paragraph" style:parent-style-name="Text_20_body" style:list-style-name="L3">
      <style:text-properties officeooo:paragraph-rsid="00908edb"/>
    </style:style>
    <style:style style:name="P227" style:family="paragraph" style:parent-style-name="Text_20_body" style:list-style-name="L3">
      <style:text-properties officeooo:paragraph-rsid="055d4377"/>
    </style:style>
    <style:style style:name="P228" style:family="paragraph" style:parent-style-name="Text_20_body" style:list-style-name="L4">
      <style:paragraph-properties>
        <style:tab-stops>
          <style:tab-stop style:position="5.821cm"/>
        </style:tab-stops>
      </style:paragraph-properties>
      <style:text-properties style:font-name="Latin Modern Mono" fo:font-style="normal" fo:font-weight="normal" officeooo:rsid="0556f9d0" officeooo:paragraph-rsid="0572d839" style:font-style-asian="normal" style:font-weight-asian="normal" style:font-style-complex="normal" style:font-weight-complex="normal"/>
    </style:style>
    <style:style style:name="P229" style:family="paragraph" style:parent-style-name="Text_20_body" style:list-style-name="L7">
      <style:text-properties style:font-name="Latin Modern Mono" officeooo:rsid="0322e1ad" officeooo:paragraph-rsid="04dedbb4"/>
    </style:style>
    <style:style style:name="P230" style:family="paragraph" style:parent-style-name="Text_20_body" style:list-style-name="L4">
      <style:paragraph-properties>
        <style:tab-stops>
          <style:tab-stop style:position="5.821cm"/>
        </style:tab-stops>
      </style:paragraph-properties>
      <style:text-properties officeooo:rsid="0596c27c" officeooo:paragraph-rsid="0596c27c"/>
    </style:style>
    <style:style style:name="P231" style:family="paragraph" style:parent-style-name="Text_20_body" style:list-style-name="L5">
      <style:text-properties officeooo:paragraph-rsid="0206baf9"/>
    </style:style>
    <style:style style:name="P232" style:family="paragraph" style:parent-style-name="Text_20_body" style:list-style-name="L5">
      <style:text-properties officeooo:rsid="0064554a" officeooo:paragraph-rsid="0064554a"/>
    </style:style>
    <style:style style:name="P233" style:family="paragraph" style:parent-style-name="Text_20_body" style:list-style-name="L5">
      <style:text-properties officeooo:rsid="005d36a6" officeooo:paragraph-rsid="005d36a6"/>
    </style:style>
    <style:style style:name="P234" style:family="paragraph" style:parent-style-name="Text_20_body" style:list-style-name="L5">
      <style:text-properties officeooo:rsid="01cd3b2e" officeooo:paragraph-rsid="01cd3b2e"/>
    </style:style>
    <style:style style:name="P235" style:family="paragraph" style:parent-style-name="Text_20_body" style:list-style-name="L5">
      <style:text-properties officeooo:rsid="00613673" officeooo:paragraph-rsid="00613673"/>
    </style:style>
    <style:style style:name="P236" style:family="paragraph" style:parent-style-name="Text_20_body" style:list-style-name="L6">
      <style:text-properties officeooo:rsid="020d77bd" officeooo:paragraph-rsid="020d77bd"/>
    </style:style>
    <style:style style:name="P237" style:family="paragraph" style:parent-style-name="Text_20_body" style:list-style-name="L6">
      <style:text-properties officeooo:rsid="020d77bd" officeooo:paragraph-rsid="021afb98"/>
    </style:style>
    <style:style style:name="P238" style:family="paragraph" style:parent-style-name="Text_20_body" style:list-style-name="L6">
      <style:text-properties officeooo:rsid="020d77bd" officeooo:paragraph-rsid="02222881"/>
    </style:style>
    <style:style style:name="P239" style:family="paragraph" style:parent-style-name="Text_20_body" style:list-style-name="L7">
      <style:text-properties officeooo:rsid="032404ee" officeooo:paragraph-rsid="032404ee"/>
    </style:style>
    <style:style style:name="P240" style:family="paragraph" style:parent-style-name="Text_20_body" style:list-style-name="L7">
      <style:text-properties officeooo:rsid="0374bdab" officeooo:paragraph-rsid="0374bdab"/>
    </style:style>
    <style:style style:name="P241" style:family="paragraph" style:parent-style-name="Text_20_body" style:list-style-name="L7">
      <style:text-properties officeooo:rsid="0375c639" officeooo:paragraph-rsid="04d99ea7"/>
    </style:style>
    <style:style style:name="P242" style:family="paragraph" style:parent-style-name="Text_20_body" style:list-style-name="L7">
      <style:text-properties officeooo:rsid="0375c639" officeooo:paragraph-rsid="04f7d28a"/>
    </style:style>
    <style:style style:name="P243" style:family="paragraph" style:parent-style-name="Text_20_body" style:list-style-name="L7">
      <style:text-properties officeooo:rsid="0375c639" officeooo:paragraph-rsid="03900c07"/>
    </style:style>
    <style:style style:name="P244" style:family="paragraph" style:parent-style-name="Text_20_body" style:list-style-name="L7">
      <style:text-properties officeooo:rsid="04b9285c" officeooo:paragraph-rsid="04dbc5f3"/>
    </style:style>
    <style:style style:name="P245" style:family="paragraph" style:parent-style-name="Text_20_body" style:list-style-name="L7">
      <style:text-properties officeooo:rsid="04dbc5f3" officeooo:paragraph-rsid="04dbc5f3"/>
    </style:style>
    <style:style style:name="P246" style:family="paragraph" style:parent-style-name="Text_20_body" style:list-style-name="L8">
      <style:text-properties officeooo:paragraph-rsid="04a4c58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359c" style:font-style-asian="normal" style:font-style-complex="normal"/>
    </style:style>
    <style:style style:name="T3" style:family="text">
      <style:text-properties fo:font-style="normal" officeooo:rsid="002ba30f" style:font-style-asian="normal" style:font-style-complex="normal"/>
    </style:style>
    <style:style style:name="T4" style:family="text">
      <style:text-properties fo:font-style="normal" officeooo:rsid="002dcf4d" style:font-style-asian="normal" style:font-style-complex="normal"/>
    </style:style>
    <style:style style:name="T5" style:family="text">
      <style:text-properties fo:font-style="normal" officeooo:rsid="002f775f" style:font-style-asian="normal" style:font-style-complex="normal"/>
    </style:style>
    <style:style style:name="T6" style:family="text">
      <style:text-properties fo:font-style="normal" officeooo:rsid="00310088" style:font-style-asian="normal" style:font-style-complex="normal"/>
    </style:style>
    <style:style style:name="T7" style:family="text">
      <style:text-properties fo:font-style="normal" officeooo:rsid="003297fd" style:font-style-asian="normal" style:font-style-complex="normal"/>
    </style:style>
    <style:style style:name="T8" style:family="text">
      <style:text-properties fo:font-style="normal" officeooo:rsid="0038bde5" style:font-style-asian="normal" style:font-style-complex="normal"/>
    </style:style>
    <style:style style:name="T9" style:family="text">
      <style:text-properties fo:font-style="normal" officeooo:rsid="009cf555" style:font-style-asian="normal" style:font-style-complex="normal"/>
    </style:style>
    <style:style style:name="T10" style:family="text">
      <style:text-properties fo:font-style="normal" officeooo:rsid="00bdb4b7" style:font-style-asian="normal" style:font-style-complex="normal"/>
    </style:style>
    <style:style style:name="T11" style:family="text">
      <style:text-properties fo:font-style="normal" officeooo:rsid="00c892bf" style:font-style-asian="normal" style:font-style-complex="normal"/>
    </style:style>
    <style:style style:name="T12" style:family="text">
      <style:text-properties fo:font-style="normal" officeooo:rsid="00d50fba" style:font-style-asian="normal" style:font-style-complex="normal"/>
    </style:style>
    <style:style style:name="T13" style:family="text">
      <style:text-properties fo:font-style="normal" officeooo:rsid="00d6d7d5" style:font-style-asian="normal" style:font-style-complex="normal"/>
    </style:style>
    <style:style style:name="T14" style:family="text">
      <style:text-properties fo:font-style="normal" officeooo:rsid="00dfb10e" style:font-style-asian="normal" style:font-style-complex="normal"/>
    </style:style>
    <style:style style:name="T15" style:family="text">
      <style:text-properties fo:font-style="normal" officeooo:rsid="02892cb6" style:font-style-asian="normal" style:font-style-complex="normal"/>
    </style:style>
    <style:style style:name="T16" style:family="text">
      <style:text-properties fo:font-style="normal" officeooo:rsid="028efddc" style:font-style-asian="normal" style:font-style-complex="normal"/>
    </style:style>
    <style:style style:name="T17" style:family="text">
      <style:text-properties fo:font-style="normal" officeooo:rsid="02935490" style:font-style-asian="normal" style:font-style-complex="normal"/>
    </style:style>
    <style:style style:name="T18" style:family="text">
      <style:text-properties fo:font-style="normal" officeooo:rsid="02957771" style:font-style-asian="normal" style:font-style-complex="normal"/>
    </style:style>
    <style:style style:name="T19" style:family="text">
      <style:text-properties fo:font-style="normal" officeooo:rsid="0295b596" style:font-style-asian="normal" style:font-style-complex="normal"/>
    </style:style>
    <style:style style:name="T20" style:family="text">
      <style:text-properties fo:font-style="normal" officeooo:rsid="029669fa" style:font-style-asian="normal" style:font-style-complex="normal"/>
    </style:style>
    <style:style style:name="T21" style:family="text">
      <style:text-properties fo:font-style="normal" officeooo:rsid="029a9389" style:font-style-asian="normal" style:font-style-complex="normal"/>
    </style:style>
    <style:style style:name="T22" style:family="text">
      <style:text-properties fo:font-style="normal" officeooo:rsid="029c8d8c" style:font-style-asian="normal" style:font-style-complex="normal"/>
    </style:style>
    <style:style style:name="T23" style:family="text">
      <style:text-properties fo:font-style="normal" officeooo:rsid="029f4520" style:font-style-asian="normal" style:font-style-complex="normal"/>
    </style:style>
    <style:style style:name="T24" style:family="text">
      <style:text-properties fo:font-style="normal" officeooo:rsid="02a51c41" style:font-style-asian="normal" style:font-style-complex="normal"/>
    </style:style>
    <style:style style:name="T25" style:family="text">
      <style:text-properties fo:font-style="normal" officeooo:rsid="02a5d4d2" style:font-style-asian="normal" style:font-style-complex="normal"/>
    </style:style>
    <style:style style:name="T26" style:family="text">
      <style:text-properties fo:font-style="normal" officeooo:rsid="02a680c5" style:font-style-asian="normal" style:font-style-complex="normal"/>
    </style:style>
    <style:style style:name="T27" style:family="text">
      <style:text-properties fo:font-style="normal" officeooo:rsid="02a8860b" style:font-style-asian="normal" style:font-style-complex="normal"/>
    </style:style>
    <style:style style:name="T28" style:family="text">
      <style:text-properties fo:font-style="normal" officeooo:rsid="02aac92e" style:font-style-asian="normal" style:font-style-complex="normal"/>
    </style:style>
    <style:style style:name="T29" style:family="text">
      <style:text-properties fo:font-style="normal" officeooo:rsid="02ad035a" style:font-style-asian="normal" style:font-style-complex="normal"/>
    </style:style>
    <style:style style:name="T30" style:family="text">
      <style:text-properties fo:font-style="normal" officeooo:rsid="02af1f8b" style:font-style-asian="normal" style:font-style-complex="normal"/>
    </style:style>
    <style:style style:name="T31" style:family="text">
      <style:text-properties fo:font-style="normal" officeooo:rsid="02b49d74" style:font-style-asian="normal" style:font-style-complex="normal"/>
    </style:style>
    <style:style style:name="T32" style:family="text">
      <style:text-properties fo:font-style="normal" officeooo:rsid="02b64fba" style:font-style-asian="normal" style:font-style-complex="normal"/>
    </style:style>
    <style:style style:name="T33" style:family="text">
      <style:text-properties fo:font-style="normal" officeooo:rsid="02b72dab" style:font-style-asian="normal" style:font-style-complex="normal"/>
    </style:style>
    <style:style style:name="T34" style:family="text">
      <style:text-properties fo:font-style="normal" officeooo:rsid="02b7334f" style:font-style-asian="normal" style:font-style-complex="normal"/>
    </style:style>
    <style:style style:name="T35" style:family="text">
      <style:text-properties fo:font-style="normal" officeooo:rsid="02bc0c2d" style:font-style-asian="normal" style:font-style-complex="normal"/>
    </style:style>
    <style:style style:name="T36" style:family="text">
      <style:text-properties fo:font-style="normal" officeooo:rsid="02be5c1d" style:font-style-asian="normal" style:font-style-complex="normal"/>
    </style:style>
    <style:style style:name="T37" style:family="text">
      <style:text-properties fo:font-style="normal" officeooo:rsid="02bef80c" style:font-style-asian="normal" style:font-style-complex="normal"/>
    </style:style>
    <style:style style:name="T38" style:family="text">
      <style:text-properties fo:font-style="normal" officeooo:rsid="02bffa3b" style:font-style-asian="normal" style:font-style-complex="normal"/>
    </style:style>
    <style:style style:name="T39" style:family="text">
      <style:text-properties fo:font-style="normal" officeooo:rsid="02d765e4" style:font-style-asian="normal" style:font-style-complex="normal"/>
    </style:style>
    <style:style style:name="T40" style:family="text">
      <style:text-properties fo:font-style="normal" officeooo:rsid="02db879a" style:font-style-asian="normal" style:font-style-complex="normal"/>
    </style:style>
    <style:style style:name="T41" style:family="text">
      <style:text-properties fo:font-style="normal" officeooo:rsid="02dc0f68" style:font-style-asian="normal" style:font-style-complex="normal"/>
    </style:style>
    <style:style style:name="T42" style:family="text">
      <style:text-properties fo:font-style="normal" officeooo:rsid="02dc5583" style:font-style-asian="normal" style:font-style-complex="normal"/>
    </style:style>
    <style:style style:name="T43" style:family="text">
      <style:text-properties fo:font-style="normal" officeooo:rsid="02ddfb8a" style:font-style-asian="normal" style:font-style-complex="normal"/>
    </style:style>
    <style:style style:name="T44" style:family="text">
      <style:text-properties fo:font-style="normal" officeooo:rsid="02dfa7d7" style:font-style-asian="normal" style:font-style-complex="normal"/>
    </style:style>
    <style:style style:name="T45" style:family="text">
      <style:text-properties fo:font-style="normal" officeooo:rsid="02dfb206" style:font-style-asian="normal" style:font-style-complex="normal"/>
    </style:style>
    <style:style style:name="T46" style:family="text">
      <style:text-properties fo:font-style="normal" officeooo:rsid="02e14ed9" style:font-style-asian="normal" style:font-style-complex="normal"/>
    </style:style>
    <style:style style:name="T47" style:family="text">
      <style:text-properties fo:font-style="normal" officeooo:rsid="02e523fb" style:font-style-asian="normal" style:font-style-complex="normal"/>
    </style:style>
    <style:style style:name="T48" style:family="text">
      <style:text-properties fo:font-style="normal" officeooo:rsid="02e649bd" style:font-style-asian="normal" style:font-style-complex="normal"/>
    </style:style>
    <style:style style:name="T49" style:family="text">
      <style:text-properties fo:font-style="normal" officeooo:rsid="02e6d6c9" style:font-style-asian="normal" style:font-style-complex="normal"/>
    </style:style>
    <style:style style:name="T50" style:family="text">
      <style:text-properties fo:font-style="normal" officeooo:rsid="02e870af" style:font-style-asian="normal" style:font-style-complex="normal"/>
    </style:style>
    <style:style style:name="T51" style:family="text">
      <style:text-properties fo:font-style="normal" officeooo:rsid="02e870ea" style:font-style-asian="normal" style:font-style-complex="normal"/>
    </style:style>
    <style:style style:name="T52" style:family="text">
      <style:text-properties fo:font-style="normal" officeooo:rsid="02ebfb4a" style:font-style-asian="normal" style:font-style-complex="normal"/>
    </style:style>
    <style:style style:name="T53" style:family="text">
      <style:text-properties fo:font-style="normal" officeooo:rsid="02edc2ce" style:font-style-asian="normal" style:font-style-complex="normal"/>
    </style:style>
    <style:style style:name="T54" style:family="text">
      <style:text-properties fo:font-style="normal" officeooo:rsid="02ef5329" style:font-style-asian="normal" style:font-style-complex="normal"/>
    </style:style>
    <style:style style:name="T55" style:family="text">
      <style:text-properties fo:font-style="normal" officeooo:rsid="02f14a58" style:font-style-asian="normal" style:font-style-complex="normal"/>
    </style:style>
    <style:style style:name="T56" style:family="text">
      <style:text-properties fo:font-style="normal" officeooo:rsid="02f243a1" style:font-style-asian="normal" style:font-style-complex="normal"/>
    </style:style>
    <style:style style:name="T57" style:family="text">
      <style:text-properties fo:font-style="normal" officeooo:rsid="02f41391" style:font-style-asian="normal" style:font-style-complex="normal"/>
    </style:style>
    <style:style style:name="T58" style:family="text">
      <style:text-properties fo:font-style="normal" officeooo:rsid="02f478a6" style:font-style-asian="normal" style:font-style-complex="normal"/>
    </style:style>
    <style:style style:name="T59" style:family="text">
      <style:text-properties fo:font-style="normal" officeooo:rsid="02f604c7" style:font-style-asian="normal" style:font-style-complex="normal"/>
    </style:style>
    <style:style style:name="T60" style:family="text">
      <style:text-properties fo:font-style="normal" officeooo:rsid="02f7fda3" style:font-style-asian="normal" style:font-style-complex="normal"/>
    </style:style>
    <style:style style:name="T61" style:family="text">
      <style:text-properties fo:font-style="normal" officeooo:rsid="02f850a4" style:font-style-asian="normal" style:font-style-complex="normal"/>
    </style:style>
    <style:style style:name="T62" style:family="text">
      <style:text-properties fo:font-style="normal" officeooo:rsid="02fb9a09" style:font-style-asian="normal" style:font-style-complex="normal"/>
    </style:style>
    <style:style style:name="T63" style:family="text">
      <style:text-properties fo:font-style="normal" officeooo:rsid="02fce28a" style:font-style-asian="normal" style:font-style-complex="normal"/>
    </style:style>
    <style:style style:name="T64" style:family="text">
      <style:text-properties fo:font-style="normal" officeooo:rsid="02fed0c7" style:font-style-asian="normal" style:font-style-complex="normal"/>
    </style:style>
    <style:style style:name="T65" style:family="text">
      <style:text-properties fo:font-style="normal" officeooo:rsid="02ff94c1" style:font-style-asian="normal" style:font-style-complex="normal"/>
    </style:style>
    <style:style style:name="T66" style:family="text">
      <style:text-properties fo:font-style="normal" officeooo:rsid="034cde6c" style:font-style-asian="normal" style:font-style-complex="normal"/>
    </style:style>
    <style:style style:name="T67" style:family="text">
      <style:text-properties fo:font-style="normal" officeooo:rsid="03509399" style:font-style-asian="normal" style:font-style-complex="normal"/>
    </style:style>
    <style:style style:name="T68" style:family="text">
      <style:text-properties fo:font-style="normal" officeooo:rsid="03528ed7" style:font-style-asian="normal" style:font-style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390332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c2692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54e57b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54fe512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555a96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556f9d0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559533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55960b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d6315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bf0bf1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8fed3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908ed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56b1e6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56bfec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56e8bd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3bc34a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e4564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1e5f97e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5817410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581b7e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9cf555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2dcf4d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24359c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ddb74e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13ab93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13ae1a4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2b7334f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390332" style:font-style-asian="normal" style:font-weight-asian="bold" style:font-style-complex="normal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0b410c" style:font-weight-asian="bold" style:font-weight-complex="bold"/>
    </style:style>
    <style:style style:name="T101" style:family="text">
      <style:text-properties fo:font-weight="bold" officeooo:rsid="0010ba4d" style:font-weight-asian="bold" style:font-weight-complex="bold"/>
    </style:style>
    <style:style style:name="T102" style:family="text">
      <style:text-properties fo:font-weight="bold" officeooo:rsid="0080f099" style:font-weight-asian="bold" style:font-weight-complex="bold"/>
    </style:style>
    <style:style style:name="T103" style:family="text">
      <style:text-properties fo:font-weight="bold" officeooo:rsid="00805808" style:font-weight-asian="bold" style:font-weight-complex="bold"/>
    </style:style>
    <style:style style:name="T104" style:family="text">
      <style:text-properties fo:font-weight="bold" officeooo:rsid="009b238d" style:font-weight-asian="bold" style:font-weight-complex="bold"/>
    </style:style>
    <style:style style:name="T105" style:family="text">
      <style:text-properties fo:font-weight="bold" officeooo:rsid="00aa1309" style:font-weight-asian="bold" style:font-weight-complex="bold"/>
    </style:style>
    <style:style style:name="T106" style:family="text">
      <style:text-properties fo:font-weight="bold" officeooo:rsid="00875758" style:font-weight-asian="bold" style:font-weight-complex="bold"/>
    </style:style>
    <style:style style:name="T107" style:family="text">
      <style:text-properties fo:font-weight="bold" officeooo:rsid="00af7142" style:font-weight-asian="bold" style:font-weight-complex="bold"/>
    </style:style>
    <style:style style:name="T108" style:family="text">
      <style:text-properties fo:font-weight="bold" officeooo:rsid="00bbf272" style:font-weight-asian="bold" style:font-weight-complex="bold"/>
    </style:style>
    <style:style style:name="T109" style:family="text">
      <style:text-properties fo:font-weight="bold" officeooo:rsid="00cbce4b" style:font-weight-asian="bold" style:font-weight-complex="bold"/>
    </style:style>
    <style:style style:name="T110" style:family="text">
      <style:text-properties fo:font-weight="bold" officeooo:rsid="00db554f" style:font-weight-asian="bold" style:font-weight-complex="bold"/>
    </style:style>
    <style:style style:name="T111" style:family="text">
      <style:text-properties fo:font-weight="bold" officeooo:rsid="011021a2" style:font-weight-asian="bold" style:font-weight-complex="bold"/>
    </style:style>
    <style:style style:name="T112" style:family="text">
      <style:text-properties fo:font-weight="bold" officeooo:rsid="0111a92a" style:font-weight-asian="bold" style:font-weight-complex="bold"/>
    </style:style>
    <style:style style:name="T113" style:family="text">
      <style:text-properties fo:font-weight="bold" officeooo:rsid="0114c8e7" style:font-weight-asian="bold" style:font-weight-complex="bold"/>
    </style:style>
    <style:style style:name="T114" style:family="text">
      <style:text-properties fo:font-weight="bold" officeooo:rsid="01bb319c" style:font-weight-asian="bold" style:font-weight-complex="bold"/>
    </style:style>
    <style:style style:name="T115" style:family="text">
      <style:text-properties fo:font-weight="bold" officeooo:rsid="020aa289" style:font-weight-asian="bold" style:font-weight-complex="bold"/>
    </style:style>
    <style:style style:name="T116" style:family="text">
      <style:text-properties fo:font-weight="bold" officeooo:rsid="021afb98" style:font-weight-asian="bold" style:font-weight-complex="bold"/>
    </style:style>
    <style:style style:name="T117" style:family="text">
      <style:text-properties fo:font-weight="bold" officeooo:rsid="02222881" style:font-weight-asian="bold" style:font-weight-complex="bold"/>
    </style:style>
    <style:style style:name="T118" style:family="text">
      <style:text-properties fo:font-weight="bold" officeooo:rsid="025e99b8" style:font-weight-asian="bold" style:font-weight-complex="bold"/>
    </style:style>
    <style:style style:name="T119" style:family="text">
      <style:text-properties fo:font-weight="bold" officeooo:rsid="03d9f9cb" style:font-weight-asian="bold" style:font-weight-complex="bold"/>
    </style:style>
    <style:style style:name="T120" style:family="text">
      <style:text-properties fo:font-weight="bold" officeooo:rsid="04081563" style:font-weight-asian="bold" style:font-weight-complex="bold"/>
    </style:style>
    <style:style style:name="T121" style:family="text">
      <style:text-properties fo:font-weight="bold" officeooo:rsid="045b6ac6" style:font-weight-asian="bold" style:font-weight-complex="bold"/>
    </style:style>
    <style:style style:name="T122" style:family="text">
      <style:text-properties fo:font-weight="bold" officeooo:rsid="03cbded9" style:font-weight-asian="bold" style:font-weight-complex="bold"/>
    </style:style>
    <style:style style:name="T123" style:family="text">
      <style:text-properties fo:font-weight="bold" officeooo:rsid="053a3bd0" style:font-weight-asian="bold" style:font-weight-complex="bold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0b410c" style:font-weight-asian="normal" style:font-weight-complex="normal"/>
    </style:style>
    <style:style style:name="T126" style:family="text">
      <style:text-properties fo:font-weight="normal" officeooo:rsid="000e0db6" style:font-weight-asian="normal" style:font-weight-complex="normal"/>
    </style:style>
    <style:style style:name="T127" style:family="text">
      <style:text-properties fo:font-weight="normal" officeooo:rsid="00c34935" style:font-weight-asian="normal" style:font-weight-complex="normal"/>
    </style:style>
    <style:style style:name="T128" style:family="text">
      <style:text-properties fo:font-weight="normal" officeooo:rsid="00c66dc3" style:font-weight-asian="normal" style:font-weight-complex="normal"/>
    </style:style>
    <style:style style:name="T129" style:family="text">
      <style:text-properties fo:font-weight="normal" officeooo:rsid="00cbce4b" style:font-weight-asian="normal" style:font-weight-complex="normal"/>
    </style:style>
    <style:style style:name="T130" style:family="text">
      <style:text-properties fo:font-weight="normal" officeooo:rsid="00cc8865" style:font-weight-asian="normal" style:font-weight-complex="normal"/>
    </style:style>
    <style:style style:name="T131" style:family="text">
      <style:text-properties fo:font-weight="normal" officeooo:rsid="00ce2dd9" style:font-weight-asian="normal" style:font-weight-complex="normal"/>
    </style:style>
    <style:style style:name="T132" style:family="text">
      <style:text-properties fo:font-weight="normal" officeooo:rsid="0108f660" style:font-weight-asian="normal" style:font-weight-complex="normal"/>
    </style:style>
    <style:style style:name="T133" style:family="text">
      <style:text-properties fo:font-weight="normal" officeooo:rsid="00db554f" style:font-weight-asian="normal" style:font-weight-complex="normal"/>
    </style:style>
    <style:style style:name="T134" style:family="text">
      <style:text-properties fo:font-weight="normal" officeooo:rsid="0116cc4e" style:font-weight-asian="normal" style:font-weight-complex="normal"/>
    </style:style>
    <style:style style:name="T135" style:family="text">
      <style:text-properties fo:font-weight="normal" officeooo:rsid="01b03208" style:font-weight-asian="normal" style:font-weight-complex="normal"/>
    </style:style>
    <style:style style:name="T136" style:family="text">
      <style:text-properties fo:font-weight="normal" officeooo:rsid="01bb319c" style:font-weight-asian="normal" style:font-weight-complex="normal"/>
    </style:style>
    <style:style style:name="T137" style:family="text">
      <style:text-properties fo:font-weight="normal" officeooo:rsid="021e711f" style:font-weight-asian="normal" style:font-weight-complex="normal"/>
    </style:style>
    <style:style style:name="T138" style:family="text">
      <style:text-properties fo:font-weight="normal" officeooo:rsid="022040f8" style:font-weight-asian="normal" style:font-weight-complex="normal"/>
    </style:style>
    <style:style style:name="T139" style:family="text">
      <style:text-properties fo:font-weight="normal" officeooo:rsid="022045eb" style:font-weight-asian="normal" style:font-weight-complex="normal"/>
    </style:style>
    <style:style style:name="T140" style:family="text">
      <style:text-properties fo:font-weight="normal" officeooo:rsid="0221ebce" style:font-weight-asian="normal" style:font-weight-complex="normal"/>
    </style:style>
    <style:style style:name="T141" style:family="text">
      <style:text-properties fo:font-weight="normal" officeooo:rsid="021afb98" style:font-weight-asian="normal" style:font-weight-complex="normal"/>
    </style:style>
    <style:style style:name="T142" style:family="text">
      <style:text-properties fo:font-weight="normal" officeooo:rsid="02222881" style:font-weight-asian="normal" style:font-weight-complex="normal"/>
    </style:style>
    <style:style style:name="T143" style:family="text">
      <style:text-properties fo:font-weight="normal" officeooo:rsid="0222fc44" style:font-weight-asian="normal" style:font-weight-complex="normal"/>
    </style:style>
    <style:style style:name="T144" style:family="text">
      <style:text-properties fo:font-weight="normal" officeooo:rsid="022335fb" style:font-weight-asian="normal" style:font-weight-complex="normal"/>
    </style:style>
    <style:style style:name="T145" style:family="text">
      <style:text-properties fo:font-weight="normal" officeooo:rsid="045b6ac6" style:font-weight-asian="normal" style:font-weight-complex="normal"/>
    </style:style>
    <style:style style:name="T146" style:family="text">
      <style:text-properties fo:font-weight="normal" officeooo:rsid="045be97e" style:font-weight-asian="normal" style:font-weight-complex="normal"/>
    </style:style>
    <style:style style:name="T147" style:family="text">
      <style:text-properties fo:font-weight="normal" officeooo:rsid="03cbded9" style:font-weight-asian="normal" style:font-weight-complex="normal"/>
    </style:style>
    <style:style style:name="T148" style:family="text">
      <style:text-properties fo:font-weight="normal" officeooo:rsid="04cfcc10" style:font-weight-asian="normal" style:font-weight-complex="normal"/>
    </style:style>
    <style:style style:name="T149" style:family="text">
      <style:text-properties officeooo:rsid="0006af07"/>
    </style:style>
    <style:style style:name="T150" style:family="text">
      <style:text-properties officeooo:rsid="0006ed86"/>
    </style:style>
    <style:style style:name="T151" style:family="text">
      <style:text-properties officeooo:rsid="0007fa7c"/>
    </style:style>
    <style:style style:name="T152" style:family="text">
      <style:text-properties officeooo:rsid="00096803"/>
    </style:style>
    <style:style style:name="T153" style:family="text">
      <style:text-properties style:text-position="super 58%"/>
    </style:style>
    <style:style style:name="T154" style:family="text">
      <style:text-properties style:text-position="super 58%" officeooo:rsid="0010ba4d"/>
    </style:style>
    <style:style style:name="T155" style:family="text">
      <style:text-properties officeooo:rsid="000aab41"/>
    </style:style>
    <style:style style:name="T156" style:family="text">
      <style:text-properties officeooo:rsid="000b410c"/>
    </style:style>
    <style:style style:name="T157" style:family="text">
      <style:text-properties officeooo:rsid="0010ba4d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officeooo:rsid="003dad2a" style:font-style-asian="italic" style:font-style-complex="italic"/>
    </style:style>
    <style:style style:name="T160" style:family="text">
      <style:text-properties fo:font-style="italic" officeooo:rsid="02892cb6" style:font-style-asian="italic" style:font-style-complex="italic"/>
    </style:style>
    <style:style style:name="T161" style:family="text">
      <style:text-properties fo:font-style="italic" officeooo:rsid="028efddc" style:font-style-asian="italic" style:font-style-complex="italic"/>
    </style:style>
    <style:style style:name="T162" style:family="text">
      <style:text-properties fo:font-style="italic" officeooo:rsid="02935490" style:font-style-asian="italic" style:font-style-complex="italic"/>
    </style:style>
    <style:style style:name="T163" style:family="text">
      <style:text-properties fo:font-style="italic" officeooo:rsid="0329c2bb" style:font-style-asian="italic" style:font-style-complex="italic"/>
    </style:style>
    <style:style style:name="T164" style:family="text">
      <style:text-properties fo:font-style="italic" officeooo:rsid="0580cb4b" style:font-style-asian="italic" style:font-style-complex="italic"/>
    </style:style>
    <style:style style:name="T16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6" style:family="text">
      <style:text-properties officeooo:rsid="001a7638"/>
    </style:style>
    <style:style style:name="T167" style:family="text">
      <style:text-properties officeooo:rsid="001de0d5"/>
    </style:style>
    <style:style style:name="T168" style:family="text">
      <style:text-properties officeooo:rsid="001fa31f"/>
    </style:style>
    <style:style style:name="T169" style:family="text">
      <style:text-properties officeooo:rsid="0021ac6c"/>
    </style:style>
    <style:style style:name="T170" style:family="text">
      <style:text-properties officeooo:rsid="00291c6a"/>
    </style:style>
    <style:style style:name="T171" style:family="text">
      <style:text-properties style:font-name="Latin Modern Mono"/>
    </style:style>
    <style:style style:name="T172" style:family="text">
      <style:text-properties style:font-name="Latin Modern Mono" fo:font-style="normal" style:font-style-asian="normal" style:font-style-complex="normal"/>
    </style:style>
    <style:style style:name="T173" style:family="text">
      <style:text-properties style:font-name="Latin Modern Mono" fo:font-style="normal" officeooo:rsid="002ba30f" style:font-style-asian="normal" style:font-style-complex="normal"/>
    </style:style>
    <style:style style:name="T174" style:family="text">
      <style:text-properties style:font-name="Latin Modern Mono" fo:font-style="normal" officeooo:rsid="0024359c" style:font-style-asian="normal" style:font-style-complex="normal"/>
    </style:style>
    <style:style style:name="T175" style:family="text">
      <style:text-properties style:font-name="Latin Modern Mono" fo:font-style="normal" officeooo:rsid="002dcf4d" style:font-style-asian="normal" style:font-style-complex="normal"/>
    </style:style>
    <style:style style:name="T176" style:family="text">
      <style:text-properties style:font-name="Latin Modern Mono" fo:font-style="normal" officeooo:rsid="009cf555" style:font-style-asian="normal" style:font-style-complex="normal"/>
    </style:style>
    <style:style style:name="T177" style:family="text">
      <style:text-properties style:font-name="Latin Modern Mono" fo:font-style="normal" officeooo:rsid="00bdb4b7" style:font-style-asian="normal" style:font-style-complex="normal"/>
    </style:style>
    <style:style style:name="T178" style:family="text">
      <style:text-properties style:font-name="Latin Modern Mono" fo:font-style="normal" officeooo:rsid="002f775f" style:font-style-asian="normal" style:font-style-complex="normal"/>
    </style:style>
    <style:style style:name="T179" style:family="text">
      <style:text-properties style:font-name="Latin Modern Mono" fo:font-style="normal" officeooo:rsid="02af1f8b" style:font-style-asian="normal" style:font-style-complex="normal"/>
    </style:style>
    <style:style style:name="T180" style:family="text">
      <style:text-properties style:font-name="Latin Modern Mono" fo:font-style="normal" officeooo:rsid="02b7334f" style:font-style-asian="normal" style:font-style-complex="normal"/>
    </style:style>
    <style:style style:name="T181" style:family="text">
      <style:text-properties style:font-name="Latin Modern Mono" fo:font-style="normal" officeooo:rsid="02dc5583" style:font-style-asian="normal" style:font-style-complex="normal"/>
    </style:style>
    <style:style style:name="T182" style:family="text">
      <style:text-properties style:font-name="Latin Modern Mono" fo:font-style="normal" officeooo:rsid="00a462f4" style:font-style-asian="normal" style:font-style-complex="normal"/>
    </style:style>
    <style:style style:name="T183" style:family="text">
      <style:text-properties style:font-name="Latin Modern Mono" fo:font-style="normal" fo:font-weight="normal" style:font-style-asian="normal" style:font-weight-asian="normal" style:font-style-complex="normal" style:font-weight-complex="normal"/>
    </style:style>
    <style:style style:name="T184" style:family="text">
      <style:text-properties style:font-name="Latin Modern Mono" fo:font-style="normal" fo:font-weight="normal" officeooo:rsid="003c2692" style:font-style-asian="normal" style:font-weight-asian="normal" style:font-style-complex="normal" style:font-weight-complex="normal"/>
    </style:style>
    <style:style style:name="T185" style:family="text">
      <style:text-properties style:font-name="Latin Modern Mono" fo:font-style="normal" fo:font-weight="normal" officeooo:rsid="00839c4c" style:font-style-asian="normal" style:font-weight-asian="normal" style:font-style-complex="normal" style:font-weight-complex="normal"/>
    </style:style>
    <style:style style:name="T186" style:family="text">
      <style:text-properties style:font-name="Latin Modern Mono" fo:font-style="normal" fo:font-weight="normal" officeooo:rsid="00390332" style:font-style-asian="normal" style:font-weight-asian="normal" style:font-style-complex="normal" style:font-weight-complex="normal"/>
    </style:style>
    <style:style style:name="T187" style:family="text">
      <style:text-properties style:font-name="Latin Modern Mono" fo:font-style="normal" fo:font-weight="normal" officeooo:rsid="008cd3c7" style:font-style-asian="normal" style:font-weight-asian="normal" style:font-style-complex="normal" style:font-weight-complex="normal"/>
    </style:style>
    <style:style style:name="T188" style:family="text">
      <style:text-properties style:font-name="Latin Modern Mono" fo:font-style="normal" fo:font-weight="normal" officeooo:rsid="0555a967" style:font-style-asian="normal" style:font-weight-asian="normal" style:font-style-complex="normal" style:font-weight-complex="normal"/>
    </style:style>
    <style:style style:name="T189" style:family="text">
      <style:text-properties style:font-name="Latin Modern Mono" fo:font-style="normal" fo:font-weight="normal" officeooo:rsid="0556f9d0" style:font-style-asian="normal" style:font-weight-asian="normal" style:font-style-complex="normal" style:font-weight-complex="normal"/>
    </style:style>
    <style:style style:name="T190" style:family="text">
      <style:text-properties style:font-name="Latin Modern Mono" fo:font-style="normal" fo:font-weight="bold" style:font-style-asian="normal" style:font-weight-asian="bold" style:font-style-complex="normal" style:font-weight-complex="bold"/>
    </style:style>
    <style:style style:name="T191" style:family="text">
      <style:text-properties style:font-name="Latin Modern Mono" fo:font-style="normal" fo:font-weight="bold" officeooo:rsid="00390332" style:font-style-asian="normal" style:font-weight-asian="bold" style:font-style-complex="normal" style:font-weight-complex="bold"/>
    </style:style>
    <style:style style:name="T192" style:family="text">
      <style:text-properties style:font-name="Latin Modern Mono" fo:font-style="italic" style:font-style-asian="italic" style:font-style-complex="italic"/>
    </style:style>
    <style:style style:name="T193" style:family="text">
      <style:text-properties style:font-name="Latin Modern Mono" officeooo:rsid="0079f58f"/>
    </style:style>
    <style:style style:name="T194" style:family="text">
      <style:text-properties style:font-name="Latin Modern Mono" officeooo:rsid="00c4b49a"/>
    </style:style>
    <style:style style:name="T195" style:family="text">
      <style:text-properties style:font-name="Latin Modern Mono" fo:font-weight="normal" style:font-weight-asian="normal" style:font-weight-complex="normal"/>
    </style:style>
    <style:style style:name="T196" style:family="text">
      <style:text-properties style:font-name="Latin Modern Mono" fo:font-weight="normal" officeooo:rsid="0108f660" style:font-weight-asian="normal" style:font-weight-complex="normal"/>
    </style:style>
    <style:style style:name="T197" style:family="text">
      <style:text-properties style:font-name="Latin Modern Mono" fo:font-weight="normal" officeooo:rsid="01409902" style:font-weight-asian="normal" style:font-weight-complex="normal"/>
    </style:style>
    <style:style style:name="T198" style:family="text">
      <style:text-properties style:font-name="Latin Modern Mono" fo:font-weight="normal" officeooo:rsid="0142b4ef" style:font-weight-asian="normal" style:font-weight-complex="normal"/>
    </style:style>
    <style:style style:name="T199" style:family="text">
      <style:text-properties style:font-name="Latin Modern Mono" fo:font-weight="normal" officeooo:rsid="02222881" style:font-weight-asian="normal" style:font-weight-complex="normal"/>
    </style:style>
    <style:style style:name="T200" style:family="text">
      <style:text-properties style:font-name="Latin Modern Mono" officeooo:rsid="00af7142"/>
    </style:style>
    <style:style style:name="T201" style:family="text">
      <style:text-properties style:font-name="Latin Modern Mono" officeooo:rsid="01409902"/>
    </style:style>
    <style:style style:name="T202" style:family="text">
      <style:text-properties style:font-name="Latin Modern Mono" officeooo:rsid="01551b97"/>
    </style:style>
    <style:style style:name="T203" style:family="text">
      <style:text-properties style:font-name="Latin Modern Mono" officeooo:rsid="017022c0"/>
    </style:style>
    <style:style style:name="T204" style:family="text">
      <style:text-properties style:font-name="Latin Modern Mono" officeooo:rsid="017aed6a"/>
    </style:style>
    <style:style style:name="T205" style:family="text">
      <style:text-properties style:font-name="Latin Modern Mono" officeooo:rsid="0174e5c2"/>
    </style:style>
    <style:style style:name="T206" style:family="text">
      <style:text-properties style:font-name="Latin Modern Mono" officeooo:rsid="01916e86"/>
    </style:style>
    <style:style style:name="T207" style:family="text">
      <style:text-properties style:font-name="Latin Modern Mono" officeooo:rsid="01a032f8"/>
    </style:style>
    <style:style style:name="T208" style:family="text">
      <style:text-properties style:font-name="Latin Modern Mono" officeooo:rsid="00db554f"/>
    </style:style>
    <style:style style:name="T209" style:family="text">
      <style:text-properties style:font-name="Latin Modern Mono" officeooo:rsid="01576206"/>
    </style:style>
    <style:style style:name="T210" style:family="text">
      <style:text-properties style:font-name="Latin Modern Mono" officeooo:rsid="0200d0f6"/>
    </style:style>
    <style:style style:name="T211" style:family="text">
      <style:text-properties style:font-name="Latin Modern Mono" officeooo:rsid="005d36a6"/>
    </style:style>
    <style:style style:name="T212" style:family="text">
      <style:text-properties style:font-name="Latin Modern Mono" officeooo:rsid="021afb98"/>
    </style:style>
    <style:style style:name="T213" style:family="text">
      <style:text-properties style:font-name="Latin Modern Mono" officeooo:rsid="0226beec"/>
    </style:style>
    <style:style style:name="T214" style:family="text">
      <style:text-properties style:font-name="Latin Modern Mono" officeooo:rsid="02320682"/>
    </style:style>
    <style:style style:name="T215" style:family="text">
      <style:text-properties style:font-name="Latin Modern Mono" officeooo:rsid="025605cd"/>
    </style:style>
    <style:style style:name="T216" style:family="text">
      <style:text-properties style:font-name="Latin Modern Mono" officeooo:rsid="02712b71"/>
    </style:style>
    <style:style style:name="T217" style:family="text">
      <style:text-properties style:font-name="Latin Modern Mono" officeooo:rsid="02c64964"/>
    </style:style>
    <style:style style:name="T218" style:family="text">
      <style:text-properties style:font-name="Latin Modern Mono" officeooo:rsid="02c59dcf"/>
    </style:style>
    <style:style style:name="T219" style:family="text">
      <style:text-properties style:font-name="Latin Modern Mono" officeooo:rsid="02d9167b"/>
    </style:style>
    <style:style style:name="T220" style:family="text">
      <style:text-properties style:font-name="Latin Modern Mono" officeooo:rsid="034c648b"/>
    </style:style>
    <style:style style:name="T221" style:family="text">
      <style:text-properties style:font-name="Latin Modern Mono" officeooo:rsid="037ea7ae"/>
    </style:style>
    <style:style style:name="T222" style:family="text">
      <style:text-properties style:font-name="Latin Modern Mono" officeooo:rsid="020ea069"/>
    </style:style>
    <style:style style:name="T223" style:family="text">
      <style:text-properties style:font-name="Latin Modern Mono" officeooo:rsid="04b9285c"/>
    </style:style>
    <style:style style:name="T224" style:family="text">
      <style:text-properties style:font-name="Latin Modern Mono" officeooo:rsid="04b4f910"/>
    </style:style>
    <style:style style:name="T225" style:family="text">
      <style:text-properties style:font-name="Latin Modern Mono" officeooo:rsid="04d88d14"/>
    </style:style>
    <style:style style:name="T226" style:family="text">
      <style:text-properties style:font-name="Latin Modern Mono" officeooo:rsid="04e20d31"/>
    </style:style>
    <style:style style:name="T227" style:family="text">
      <style:text-properties style:font-name="Latin Modern Mono" officeooo:rsid="04ea5f2c"/>
    </style:style>
    <style:style style:name="T228" style:family="text">
      <style:text-properties style:font-name="Latin Modern Mono" officeooo:rsid="04f7d28a"/>
    </style:style>
    <style:style style:name="T229" style:family="text">
      <style:text-properties style:font-name="Latin Modern Mono" officeooo:rsid="04bed93a"/>
    </style:style>
    <style:style style:name="T230" style:family="text">
      <style:text-properties style:font-name="Latin Modern Mono" officeooo:rsid="0532d18d"/>
    </style:style>
    <style:style style:name="T231" style:family="text">
      <style:text-properties style:font-name="Latin Modern Mono" fo:font-weight="bold" style:font-weight-asian="bold" style:font-weight-complex="bold"/>
    </style:style>
    <style:style style:name="T232" style:family="text">
      <style:text-properties style:font-name="Latin Modern Mono" officeooo:rsid="0580cb4b"/>
    </style:style>
    <style:style style:name="T233" style:family="text">
      <style:text-properties officeooo:rsid="003dad2a"/>
    </style:style>
    <style:style style:name="T234" style:family="text">
      <style:text-properties officeooo:rsid="0044cc91"/>
    </style:style>
    <style:style style:name="T235" style:family="text">
      <style:text-properties officeooo:rsid="0044e6c1"/>
    </style:style>
    <style:style style:name="T236" style:family="text">
      <style:text-properties officeooo:rsid="0047f1fa"/>
    </style:style>
    <style:style style:name="T237" style:family="text">
      <style:text-properties officeooo:rsid="004dbb5e"/>
    </style:style>
    <style:style style:name="T238" style:family="text">
      <style:text-properties officeooo:rsid="00537b0f"/>
    </style:style>
    <style:style style:name="T239" style:family="text">
      <style:text-properties officeooo:rsid="0056f1ec"/>
    </style:style>
    <style:style style:name="T240" style:family="text">
      <style:text-properties officeooo:rsid="005f7095"/>
    </style:style>
    <style:style style:name="T241" style:family="text">
      <style:text-properties officeooo:rsid="00662a28"/>
    </style:style>
    <style:style style:name="T242" style:family="text">
      <style:text-properties officeooo:rsid="00695ac8"/>
    </style:style>
    <style:style style:name="T243" style:family="text">
      <style:text-properties officeooo:rsid="0069e082"/>
    </style:style>
    <style:style style:name="T244" style:family="text">
      <style:text-properties officeooo:rsid="006a2e6d"/>
    </style:style>
    <style:style style:name="T245" style:family="text">
      <style:text-properties officeooo:rsid="0070fc07"/>
    </style:style>
    <style:style style:name="T246" style:family="text">
      <style:text-properties officeooo:rsid="00710de5"/>
    </style:style>
    <style:style style:name="T247" style:family="text">
      <style:text-properties officeooo:rsid="0072094a"/>
    </style:style>
    <style:style style:name="T248" style:family="text">
      <style:text-properties officeooo:rsid="0073a0cd"/>
    </style:style>
    <style:style style:name="T249" style:family="text">
      <style:text-properties officeooo:rsid="007546b9"/>
    </style:style>
    <style:style style:name="T250" style:family="text">
      <style:text-properties officeooo:rsid="007b4356"/>
    </style:style>
    <style:style style:name="T251" style:family="text">
      <style:text-properties officeooo:rsid="00805808"/>
    </style:style>
    <style:style style:name="T252" style:family="text">
      <style:text-properties officeooo:rsid="0080f099"/>
    </style:style>
    <style:style style:name="T253" style:family="text">
      <style:text-properties officeooo:rsid="00875758"/>
    </style:style>
    <style:style style:name="T254" style:family="text">
      <style:text-properties officeooo:rsid="0080470a"/>
    </style:style>
    <style:style style:name="T255" style:family="text">
      <style:text-properties officeooo:rsid="008b6ba7"/>
    </style:style>
    <style:style style:name="T256" style:family="text">
      <style:text-properties officeooo:rsid="0090ab43"/>
    </style:style>
    <style:style style:name="T257" style:family="text">
      <style:text-properties officeooo:rsid="00915d83"/>
    </style:style>
    <style:style style:name="T258" style:family="text">
      <style:text-properties officeooo:rsid="0095c40b"/>
    </style:style>
    <style:style style:name="T259" style:family="text">
      <style:text-properties officeooo:rsid="009b238d"/>
    </style:style>
    <style:style style:name="T260" style:family="text">
      <style:text-properties officeooo:rsid="009cf555"/>
    </style:style>
    <style:style style:name="T261" style:family="text">
      <style:text-properties officeooo:rsid="00a74f69"/>
    </style:style>
    <style:style style:name="T262" style:family="text">
      <style:text-properties officeooo:rsid="00a7ab50"/>
    </style:style>
    <style:style style:name="T263" style:family="text">
      <style:text-properties officeooo:rsid="00a84b99"/>
    </style:style>
    <style:style style:name="T264" style:family="text">
      <style:text-properties officeooo:rsid="00aa1309"/>
    </style:style>
    <style:style style:name="T265" style:family="text">
      <style:text-properties officeooo:rsid="00abcd99"/>
    </style:style>
    <style:style style:name="T266" style:family="text">
      <style:text-properties officeooo:rsid="00acc873"/>
    </style:style>
    <style:style style:name="T267" style:family="text">
      <style:text-properties officeooo:rsid="00af7142"/>
    </style:style>
    <style:style style:name="T268" style:family="text">
      <style:text-properties style:text-underline-style="none" officeooo:rsid="00af7142"/>
    </style:style>
    <style:style style:name="T269" style:family="text">
      <style:text-properties officeooo:rsid="00bbf272"/>
    </style:style>
    <style:style style:name="T270" style:family="text">
      <style:text-properties style:font-name="Liberation Serif"/>
    </style:style>
    <style:style style:name="T271" style:family="text">
      <style:text-properties style:font-name="Liberation Serif" fo:font-style="normal" style:font-style-asian="normal" style:font-style-complex="normal"/>
    </style:style>
    <style:style style:name="T272" style:family="text">
      <style:text-properties style:font-name="Liberation Serif" fo:font-style="normal" officeooo:rsid="00bd77b7" style:font-style-asian="normal" style:font-style-complex="normal"/>
    </style:style>
    <style:style style:name="T273" style:family="text">
      <style:text-properties style:font-name="Liberation Serif" fo:font-style="normal" officeooo:rsid="00bdb4b7" style:font-style-asian="normal" style:font-style-complex="normal"/>
    </style:style>
    <style:style style:name="T274" style:family="text">
      <style:text-properties style:font-name="Liberation Serif" fo:font-style="normal" officeooo:rsid="0024359c" style:font-style-asian="normal" style:font-style-complex="normal"/>
    </style:style>
    <style:style style:name="T275" style:family="text">
      <style:text-properties style:font-name="Liberation Serif" fo:font-style="normal" officeooo:rsid="00a462f4" style:font-style-asian="normal" style:font-style-complex="normal"/>
    </style:style>
    <style:style style:name="T27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77" style:family="text">
      <style:text-properties style:font-name="Liberation Serif" officeooo:rsid="01551b97"/>
    </style:style>
    <style:style style:name="T278" style:family="text">
      <style:text-properties style:font-name="Liberation Serif" officeooo:rsid="01582895"/>
    </style:style>
    <style:style style:name="T279" style:family="text">
      <style:text-properties style:font-name="Liberation Serif" officeooo:rsid="0173da65"/>
    </style:style>
    <style:style style:name="T280" style:family="text">
      <style:text-properties style:font-name="Liberation Serif" officeooo:rsid="0174e5c2"/>
    </style:style>
    <style:style style:name="T281" style:family="text">
      <style:text-properties style:font-name="Liberation Serif" officeooo:rsid="017617bf"/>
    </style:style>
    <style:style style:name="T282" style:family="text">
      <style:text-properties style:font-name="Liberation Serif" officeooo:rsid="01764de2"/>
    </style:style>
    <style:style style:name="T283" style:family="text">
      <style:text-properties style:font-name="Liberation Serif" officeooo:rsid="01794009"/>
    </style:style>
    <style:style style:name="T284" style:family="text">
      <style:text-properties style:font-name="Liberation Serif" officeooo:rsid="017aed6a"/>
    </style:style>
    <style:style style:name="T285" style:family="text">
      <style:text-properties style:font-name="Liberation Serif" officeooo:rsid="017b6bfa"/>
    </style:style>
    <style:style style:name="T286" style:family="text">
      <style:text-properties style:font-name="Liberation Serif" officeooo:rsid="018288ad"/>
    </style:style>
    <style:style style:name="T287" style:family="text">
      <style:text-properties style:font-name="Liberation Serif" officeooo:rsid="018e62f0"/>
    </style:style>
    <style:style style:name="T288" style:family="text">
      <style:text-properties style:font-name="Liberation Serif" officeooo:rsid="01a2e302"/>
    </style:style>
    <style:style style:name="T289" style:family="text">
      <style:text-properties style:font-name="Liberation Serif" officeooo:rsid="01a4a90e"/>
    </style:style>
    <style:style style:name="T290" style:family="text">
      <style:text-properties style:font-name="Liberation Serif" officeooo:rsid="01a587d0"/>
    </style:style>
    <style:style style:name="T291" style:family="text">
      <style:text-properties style:font-name="Liberation Serif" officeooo:rsid="01a7804c"/>
    </style:style>
    <style:style style:name="T292" style:family="text">
      <style:text-properties style:font-name="Liberation Serif" officeooo:rsid="01a8cd47"/>
    </style:style>
    <style:style style:name="T293" style:family="text">
      <style:text-properties style:font-name="Liberation Serif" officeooo:rsid="01ac9247"/>
    </style:style>
    <style:style style:name="T294" style:family="text">
      <style:text-properties style:font-name="Liberation Serif" officeooo:rsid="01acadb1"/>
    </style:style>
    <style:style style:name="T295" style:family="text">
      <style:text-properties style:font-name="Liberation Serif" officeooo:rsid="01aee010"/>
    </style:style>
    <style:style style:name="T296" style:family="text">
      <style:text-properties style:font-name="Liberation Serif" officeooo:rsid="01c8d8d0"/>
    </style:style>
    <style:style style:name="T297" style:family="text">
      <style:text-properties style:font-name="Liberation Serif" officeooo:rsid="01caa35a"/>
    </style:style>
    <style:style style:name="T298" style:family="text">
      <style:text-properties style:font-name="Liberation Serif" officeooo:rsid="01cbe503"/>
    </style:style>
    <style:style style:name="T299" style:family="text">
      <style:text-properties style:font-name="Liberation Serif" officeooo:rsid="01cc3e40"/>
    </style:style>
    <style:style style:name="T300" style:family="text">
      <style:text-properties style:font-name="Liberation Serif" officeooo:rsid="01e9d4bb"/>
    </style:style>
    <style:style style:name="T301" style:family="text">
      <style:text-properties style:font-name="Liberation Serif" officeooo:rsid="01576206"/>
    </style:style>
    <style:style style:name="T302" style:family="text">
      <style:text-properties style:font-name="Liberation Serif" officeooo:rsid="01ec7a68"/>
    </style:style>
    <style:style style:name="T303" style:family="text">
      <style:text-properties style:font-name="Liberation Serif" officeooo:rsid="01ee258d"/>
    </style:style>
    <style:style style:name="T304" style:family="text">
      <style:text-properties style:font-name="Liberation Serif" officeooo:rsid="01f01f3c"/>
    </style:style>
    <style:style style:name="T305" style:family="text">
      <style:text-properties style:font-name="Liberation Serif" officeooo:rsid="01f0c2bf"/>
    </style:style>
    <style:style style:name="T306" style:family="text">
      <style:text-properties style:font-name="Liberation Serif" officeooo:rsid="0200b464"/>
    </style:style>
    <style:style style:name="T307" style:family="text">
      <style:text-properties style:font-name="Liberation Serif" officeooo:rsid="0200d0f6"/>
    </style:style>
    <style:style style:name="T308" style:family="text">
      <style:text-properties style:font-name="Liberation Serif" officeooo:rsid="0201b0d0"/>
    </style:style>
    <style:style style:name="T309" style:family="text">
      <style:text-properties style:font-name="Liberation Serif" officeooo:rsid="020557ae"/>
    </style:style>
    <style:style style:name="T310" style:family="text">
      <style:text-properties style:font-name="Liberation Serif" officeooo:rsid="04d2a4f8"/>
    </style:style>
    <style:style style:name="T311" style:family="text">
      <style:text-properties style:font-name="Liberation Serif" officeooo:rsid="04d31c35"/>
    </style:style>
    <style:style style:name="T312" style:family="text">
      <style:text-properties style:font-name="Liberation Serif" officeooo:rsid="04dedbb4"/>
    </style:style>
    <style:style style:name="T313" style:family="text">
      <style:text-properties style:font-name="Liberation Serif" officeooo:rsid="053b459b"/>
    </style:style>
    <style:style style:name="T314" style:family="text">
      <style:text-properties style:font-name="Liberation Serif" officeooo:rsid="0537b1ca"/>
    </style:style>
    <style:style style:name="T315" style:family="text">
      <style:text-properties officeooo:rsid="00c4b49a"/>
    </style:style>
    <style:style style:name="T316" style:family="text">
      <style:text-properties officeooo:rsid="00cfa4cb"/>
    </style:style>
    <style:style style:name="T317" style:family="text">
      <style:text-properties officeooo:rsid="00d7a89e"/>
    </style:style>
    <style:style style:name="T318" style:family="text">
      <style:text-properties officeooo:rsid="00db554f"/>
    </style:style>
    <style:style style:name="T319" style:family="text">
      <style:text-properties officeooo:rsid="01003179"/>
    </style:style>
    <style:style style:name="T320" style:family="text">
      <style:text-properties officeooo:rsid="01016766"/>
    </style:style>
    <style:style style:name="T321" style:family="text">
      <style:text-properties officeooo:rsid="010c6eae"/>
    </style:style>
    <style:style style:name="T322" style:family="text">
      <style:text-properties officeooo:rsid="010d66dd"/>
    </style:style>
    <style:style style:name="T323" style:family="text">
      <style:text-properties officeooo:rsid="0112568c"/>
    </style:style>
    <style:style style:name="T324" style:family="text">
      <style:text-properties officeooo:rsid="0114b78d"/>
    </style:style>
    <style:style style:name="T325" style:family="text">
      <style:text-properties fo:font-size="10pt" fo:font-style="normal" fo:font-weight="normal" officeooo:rsid="01212544" style:font-size-asian="10pt" style:font-style-asian="normal" style:font-weight-asian="normal" style:font-size-complex="10pt" style:font-style-complex="normal" style:font-weight-complex="normal"/>
    </style:style>
    <style:style style:name="T326" style:family="text">
      <style:text-properties fo:font-size="10pt" fo:font-style="normal" fo:font-weight="normal" officeooo:rsid="0121c857" style:font-size-asian="10pt" style:font-style-asian="normal" style:font-weight-asian="normal" style:font-size-complex="10pt" style:font-style-complex="normal" style:font-weight-complex="normal"/>
    </style:style>
    <style:style style:name="T327" style:family="text">
      <style:text-properties fo:font-size="10pt" fo:font-style="normal" officeooo:rsid="00299cae" style:font-size-asian="10pt" style:font-style-asian="normal" style:font-size-complex="10pt" style:font-style-complex="normal"/>
    </style:style>
    <style:style style:name="T328" style:family="text">
      <style:text-properties officeooo:rsid="013a1b2b"/>
    </style:style>
    <style:style style:name="T329" style:family="text">
      <style:text-properties officeooo:rsid="01409902"/>
    </style:style>
    <style:style style:name="T330" style:family="text">
      <style:text-properties officeooo:rsid="01551b97"/>
    </style:style>
    <style:style style:name="T331" style:family="text">
      <style:text-properties officeooo:rsid="015c03fc"/>
    </style:style>
    <style:style style:name="T332" style:family="text">
      <style:text-properties officeooo:rsid="015df679"/>
    </style:style>
    <style:style style:name="T333" style:family="text">
      <style:text-properties officeooo:rsid="015e31f8"/>
    </style:style>
    <style:style style:name="T334" style:family="text">
      <style:text-properties officeooo:rsid="01613f7f"/>
    </style:style>
    <style:style style:name="T335" style:family="text">
      <style:text-properties officeooo:rsid="0165921c"/>
    </style:style>
    <style:style style:name="T336" style:family="text">
      <style:text-properties officeooo:rsid="017022c0"/>
    </style:style>
    <style:style style:name="T337" style:family="text">
      <style:text-properties officeooo:rsid="017aed6a"/>
    </style:style>
    <style:style style:name="T338" style:family="text">
      <style:text-properties officeooo:rsid="01873e11"/>
    </style:style>
    <style:style style:name="T339" style:family="text">
      <style:text-properties officeooo:rsid="018771de"/>
    </style:style>
    <style:style style:name="T340" style:family="text">
      <style:text-properties officeooo:rsid="0192a367"/>
    </style:style>
    <style:style style:name="T341" style:family="text">
      <style:text-properties officeooo:rsid="0196b2ac"/>
    </style:style>
    <style:style style:name="T342" style:family="text">
      <style:text-properties officeooo:rsid="019e9f54"/>
    </style:style>
    <style:style style:name="T343" style:family="text">
      <style:text-properties officeooo:rsid="01af1e47"/>
    </style:style>
    <style:style style:name="T344" style:family="text">
      <style:text-properties officeooo:rsid="01b77438"/>
    </style:style>
    <style:style style:name="T345" style:family="text">
      <style:text-properties officeooo:rsid="01bb319c"/>
    </style:style>
    <style:style style:name="T346" style:family="text">
      <style:text-properties officeooo:rsid="01bf4414"/>
    </style:style>
    <style:style style:name="T347" style:family="text">
      <style:text-properties officeooo:rsid="01c0916b"/>
    </style:style>
    <style:style style:name="T348" style:family="text">
      <style:text-properties officeooo:rsid="01c3103e"/>
    </style:style>
    <style:style style:name="T349" style:family="text">
      <style:text-properties officeooo:rsid="01c3f6b5"/>
    </style:style>
    <style:style style:name="T350" style:family="text">
      <style:text-properties officeooo:rsid="01c3f7d7"/>
    </style:style>
    <style:style style:name="T351" style:family="text">
      <style:text-properties officeooo:rsid="01c4181a"/>
    </style:style>
    <style:style style:name="T352" style:family="text">
      <style:text-properties officeooo:rsid="01cf0bf5"/>
    </style:style>
    <style:style style:name="T353" style:family="text">
      <style:text-properties officeooo:rsid="01d08fad"/>
    </style:style>
    <style:style style:name="T354" style:family="text">
      <style:text-properties officeooo:rsid="005d36a6"/>
    </style:style>
    <style:style style:name="T355" style:family="text">
      <style:text-properties officeooo:rsid="01d3318d"/>
    </style:style>
    <style:style style:name="T356" style:family="text">
      <style:text-properties officeooo:rsid="01d582d8"/>
    </style:style>
    <style:style style:name="T357" style:family="text">
      <style:text-properties officeooo:rsid="01d60c09"/>
    </style:style>
    <style:style style:name="T358" style:family="text">
      <style:text-properties officeooo:rsid="01d7d40f"/>
    </style:style>
    <style:style style:name="T359" style:family="text">
      <style:text-properties officeooo:rsid="01dafdb7"/>
    </style:style>
    <style:style style:name="T360" style:family="text">
      <style:text-properties officeooo:rsid="01e0b5cf"/>
    </style:style>
    <style:style style:name="T361" style:family="text">
      <style:text-properties officeooo:rsid="01e10d1c"/>
    </style:style>
    <style:style style:name="T362" style:family="text">
      <style:text-properties officeooo:rsid="01f26080"/>
    </style:style>
    <style:style style:name="T363" style:family="text">
      <style:text-properties officeooo:rsid="01f576f4"/>
    </style:style>
    <style:style style:name="T364" style:family="text">
      <style:text-properties officeooo:rsid="01f700d9"/>
    </style:style>
    <style:style style:name="T365" style:family="text">
      <style:text-properties officeooo:rsid="00415ad0"/>
    </style:style>
    <style:style style:name="T366" style:family="text">
      <style:text-properties officeooo:rsid="0206baf9"/>
    </style:style>
    <style:style style:name="T367" style:family="text">
      <style:text-properties officeooo:rsid="0207f99c"/>
    </style:style>
    <style:style style:name="T368" style:family="text">
      <style:text-properties officeooo:rsid="020966ac"/>
    </style:style>
    <style:style style:name="T369" style:family="text">
      <style:text-properties officeooo:rsid="020aa289"/>
    </style:style>
    <style:style style:name="T370" style:family="text">
      <style:text-properties officeooo:rsid="020d77bd"/>
    </style:style>
    <style:style style:name="T371" style:family="text">
      <style:text-properties officeooo:rsid="020ea069"/>
    </style:style>
    <style:style style:name="T372" style:family="text">
      <style:text-properties officeooo:rsid="020fd26c"/>
    </style:style>
    <style:style style:name="T373" style:family="text">
      <style:text-properties officeooo:rsid="0210278d"/>
    </style:style>
    <style:style style:name="T374" style:family="text">
      <style:text-properties officeooo:rsid="021490c8"/>
    </style:style>
    <style:style style:name="T375" style:family="text">
      <style:text-properties officeooo:rsid="021afb98"/>
    </style:style>
    <style:style style:name="T376" style:family="text">
      <style:text-properties officeooo:rsid="021d8751"/>
    </style:style>
    <style:style style:name="T377" style:family="text">
      <style:text-properties officeooo:rsid="0226beec"/>
    </style:style>
    <style:style style:name="T378" style:family="text">
      <style:text-properties officeooo:rsid="0226d649"/>
    </style:style>
    <style:style style:name="T379" style:family="text">
      <style:text-properties officeooo:rsid="022bf3de"/>
    </style:style>
    <style:style style:name="T380" style:family="text">
      <style:text-properties officeooo:rsid="022e7191"/>
    </style:style>
    <style:style style:name="T381" style:family="text">
      <style:text-properties officeooo:rsid="02320682"/>
    </style:style>
    <style:style style:name="T382" style:family="text">
      <style:text-properties officeooo:rsid="0232fa0a"/>
    </style:style>
    <style:style style:name="T383" style:family="text">
      <style:text-properties officeooo:rsid="02374476"/>
    </style:style>
    <style:style style:name="T384" style:family="text">
      <style:text-properties officeooo:rsid="02382992"/>
    </style:style>
    <style:style style:name="T385" style:family="text">
      <style:text-properties officeooo:rsid="024a3043"/>
    </style:style>
    <style:style style:name="T386" style:family="text">
      <style:text-properties officeooo:rsid="024dec42"/>
    </style:style>
    <style:style style:name="T387" style:family="text">
      <style:text-properties officeooo:rsid="024fbc6f"/>
    </style:style>
    <style:style style:name="T388" style:family="text">
      <style:text-properties officeooo:rsid="025605cd"/>
    </style:style>
    <style:style style:name="T389" style:family="text">
      <style:text-properties officeooo:rsid="0257342f"/>
    </style:style>
    <style:style style:name="T390" style:family="text">
      <style:text-properties officeooo:rsid="0259dfba"/>
    </style:style>
    <style:style style:name="T391" style:family="text">
      <style:text-properties officeooo:rsid="025b7089"/>
    </style:style>
    <style:style style:name="T392" style:family="text">
      <style:text-properties officeooo:rsid="025d4224"/>
    </style:style>
    <style:style style:name="T393" style:family="text">
      <style:text-properties officeooo:rsid="025e99b8"/>
    </style:style>
    <style:style style:name="T394" style:family="text">
      <style:text-properties officeooo:rsid="0261d8fc"/>
    </style:style>
    <style:style style:name="T395" style:family="text">
      <style:text-properties officeooo:rsid="0268117c"/>
    </style:style>
    <style:style style:name="T396" style:family="text">
      <style:text-properties officeooo:rsid="02707bf7"/>
    </style:style>
    <style:style style:name="T397" style:family="text">
      <style:text-properties officeooo:rsid="02712b71"/>
    </style:style>
    <style:style style:name="T398" style:family="text">
      <style:text-properties officeooo:rsid="0274bccc"/>
    </style:style>
    <style:style style:name="T399" style:family="text">
      <style:text-properties officeooo:rsid="02771f05"/>
    </style:style>
    <style:style style:name="T400" style:family="text">
      <style:text-properties officeooo:rsid="027af7b2"/>
    </style:style>
    <style:style style:name="T401" style:family="text">
      <style:text-properties officeooo:rsid="027c141f"/>
    </style:style>
    <style:style style:name="T402" style:family="text">
      <style:text-properties officeooo:rsid="02871fa2"/>
    </style:style>
    <style:style style:name="T403" style:family="text">
      <style:text-properties officeooo:rsid="02880684"/>
    </style:style>
    <style:style style:name="T404" style:family="text">
      <style:text-properties officeooo:rsid="02892cb6"/>
    </style:style>
    <style:style style:name="T405" style:family="text">
      <style:text-properties officeooo:rsid="029166e5"/>
    </style:style>
    <style:style style:name="T406" style:family="text">
      <style:text-properties officeooo:rsid="02918546"/>
    </style:style>
    <style:style style:name="T407" style:family="text">
      <style:text-properties officeooo:rsid="029e09c6"/>
    </style:style>
    <style:style style:name="T408" style:family="text">
      <style:text-properties officeooo:rsid="02c436a1"/>
    </style:style>
    <style:style style:name="T409" style:family="text">
      <style:text-properties officeooo:rsid="02c59dcf"/>
    </style:style>
    <style:style style:name="T410" style:family="text">
      <style:text-properties officeooo:rsid="02c64964"/>
    </style:style>
    <style:style style:name="T411" style:family="text">
      <style:text-properties officeooo:rsid="02c88cd5"/>
    </style:style>
    <style:style style:name="T412" style:family="text">
      <style:text-properties officeooo:rsid="02db0d87"/>
    </style:style>
    <style:style style:name="T413" style:family="text">
      <style:text-properties officeooo:rsid="02fdcf56"/>
    </style:style>
    <style:style style:name="T414" style:family="text">
      <style:text-properties officeooo:rsid="03005de4"/>
    </style:style>
    <style:style style:name="T415" style:family="text">
      <style:text-properties officeooo:rsid="03016aa5"/>
    </style:style>
    <style:style style:name="T416" style:family="text">
      <style:text-properties officeooo:rsid="03027817"/>
    </style:style>
    <style:style style:name="T417" style:family="text">
      <style:text-properties officeooo:rsid="0302f85a"/>
    </style:style>
    <style:style style:name="T418" style:family="text">
      <style:text-properties officeooo:rsid="030453a2"/>
    </style:style>
    <style:style style:name="T419" style:family="text">
      <style:text-properties officeooo:rsid="0307a4fc"/>
    </style:style>
    <style:style style:name="T420" style:family="text">
      <style:text-properties officeooo:rsid="030d0b23"/>
    </style:style>
    <style:style style:name="T421" style:family="text">
      <style:text-properties officeooo:rsid="030da562"/>
    </style:style>
    <style:style style:name="T422" style:family="text">
      <style:text-properties officeooo:rsid="030e2462"/>
    </style:style>
    <style:style style:name="T423" style:family="text">
      <style:text-properties officeooo:rsid="0310229a"/>
    </style:style>
    <style:style style:name="T424" style:family="text">
      <style:text-properties officeooo:rsid="0314607c"/>
    </style:style>
    <style:style style:name="T425" style:family="text">
      <style:text-properties officeooo:rsid="031a65b1"/>
    </style:style>
    <style:style style:name="T426" style:family="text">
      <style:text-properties officeooo:rsid="031ac94f"/>
    </style:style>
    <style:style style:name="T427" style:family="text">
      <style:text-properties officeooo:rsid="031d0fc7"/>
    </style:style>
    <style:style style:name="T428" style:family="text">
      <style:text-properties officeooo:rsid="03278b85"/>
    </style:style>
    <style:style style:name="T429" style:family="text">
      <style:text-properties officeooo:rsid="0329c2bb"/>
    </style:style>
    <style:style style:name="T430" style:family="text">
      <style:text-properties officeooo:rsid="0333c8c9"/>
    </style:style>
    <style:style style:name="T431" style:family="text">
      <style:text-properties officeooo:rsid="0346b7d0"/>
    </style:style>
    <style:style style:name="T432" style:family="text">
      <style:text-properties officeooo:rsid="034c648b"/>
    </style:style>
    <style:style style:name="T433" style:family="text">
      <style:text-properties officeooo:rsid="03556683"/>
    </style:style>
    <style:style style:name="T434" style:family="text">
      <style:text-properties officeooo:rsid="035b9e1f"/>
    </style:style>
    <style:style style:name="T435" style:family="text">
      <style:text-properties officeooo:rsid="0363ec73"/>
    </style:style>
    <style:style style:name="T436" style:family="text">
      <style:text-properties officeooo:rsid="036a6b4b"/>
    </style:style>
    <style:style style:name="T437" style:family="text">
      <style:text-properties officeooo:rsid="03772bfc"/>
    </style:style>
    <style:style style:name="T438" style:family="text">
      <style:text-properties officeooo:rsid="037f53c7"/>
    </style:style>
    <style:style style:name="T439" style:family="text">
      <style:text-properties officeooo:rsid="0381ee8a"/>
    </style:style>
    <style:style style:name="T440" style:family="text">
      <style:text-properties officeooo:rsid="0383b8ce"/>
    </style:style>
    <style:style style:name="T441" style:family="text">
      <style:text-properties officeooo:rsid="03858626"/>
    </style:style>
    <style:style style:name="T442" style:family="text">
      <style:text-properties fo:font-variant="normal" fo:text-transform="none" fo:color="#000000" fo:letter-spacing="normal" fo:font-style="normal" fo:font-weight="normal" officeooo:rsid="047491ab"/>
    </style:style>
    <style:style style:name="T443" style:family="text">
      <style:text-properties fo:font-variant="normal" fo:text-transform="none" fo:color="#000000" fo:letter-spacing="normal" fo:font-style="normal" fo:font-weight="normal" officeooo:rsid="04760168"/>
    </style:style>
    <style:style style:name="T444" style:family="text">
      <style:text-properties fo:font-variant="normal" fo:text-transform="none" fo:color="#000000" fo:letter-spacing="normal" fo:font-style="normal" fo:font-weight="normal" officeooo:rsid="047cda88"/>
    </style:style>
    <style:style style:name="T445" style:family="text">
      <style:text-properties fo:font-variant="normal" fo:text-transform="none" fo:color="#000000" fo:letter-spacing="normal" fo:font-style="normal" fo:font-weight="normal" officeooo:rsid="047fd5fc"/>
    </style:style>
    <style:style style:name="T446" style:family="text">
      <style:text-properties fo:font-variant="normal" fo:text-transform="none" fo:color="#000000" fo:letter-spacing="normal" fo:font-style="normal" fo:font-weight="normal" officeooo:rsid="04811ba5"/>
    </style:style>
    <style:style style:name="T447" style:family="text">
      <style:text-properties fo:font-variant="normal" fo:text-transform="none" fo:color="#000000" fo:letter-spacing="normal" fo:font-style="normal" fo:font-weight="normal" officeooo:rsid="0484769e"/>
    </style:style>
    <style:style style:name="T448" style:family="text">
      <style:text-properties fo:font-variant="normal" fo:text-transform="none" fo:color="#000000" fo:letter-spacing="normal" fo:font-style="normal" fo:font-weight="normal" officeooo:rsid="04868191"/>
    </style:style>
    <style:style style:name="T449" style:family="text">
      <style:text-properties fo:font-variant="normal" fo:text-transform="none" fo:color="#000000" fo:letter-spacing="normal" fo:font-style="normal" fo:font-weight="normal" officeooo:rsid="0488b625"/>
    </style:style>
    <style:style style:name="T450" style:family="text">
      <style:text-properties fo:font-variant="normal" fo:text-transform="none" fo:color="#000000" fo:letter-spacing="normal" fo:font-style="normal" fo:font-weight="normal" officeooo:rsid="04989709"/>
    </style:style>
    <style:style style:name="T451" style:family="text">
      <style:text-properties fo:font-variant="normal" fo:text-transform="none" fo:color="#000000" fo:letter-spacing="normal" fo:font-style="normal" fo:font-weight="normal" officeooo:rsid="04a4c585"/>
    </style:style>
    <style:style style:name="T452" style:family="text">
      <style:text-properties fo:font-variant="normal" fo:text-transform="none" fo:color="#000000" fo:letter-spacing="normal" fo:font-style="normal" fo:font-weight="normal" officeooo:rsid="04a7a503"/>
    </style:style>
    <style:style style:name="T453" style:family="text">
      <style:text-properties fo:font-variant="normal" fo:text-transform="none" fo:color="#000000" fo:letter-spacing="normal" fo:font-style="normal" fo:font-weight="normal" officeooo:rsid="04c39890"/>
    </style:style>
    <style:style style:name="T45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484769e"/>
    </style:style>
    <style:style style:name="T455" style:family="text">
      <style:text-properties fo:font-variant="normal" fo:text-transform="none" fo:color="#000000" style:font-name="Latin Modern Mono" fo:letter-spacing="normal" fo:font-style="normal" fo:font-weight="normal"/>
    </style:style>
    <style:style style:name="T456" style:family="text">
      <style:text-properties officeooo:rsid="03cbded9"/>
    </style:style>
    <style:style style:name="T457" style:family="text">
      <style:text-properties officeooo:rsid="03d115da"/>
    </style:style>
    <style:style style:name="T458" style:family="text">
      <style:text-properties officeooo:rsid="03d19e12"/>
    </style:style>
    <style:style style:name="T459" style:family="text">
      <style:text-properties officeooo:rsid="03d45ed8"/>
    </style:style>
    <style:style style:name="T460" style:family="text">
      <style:text-properties officeooo:rsid="03d65c60"/>
    </style:style>
    <style:style style:name="T461" style:family="text">
      <style:text-properties style:font-name="Liberation Serif1" officeooo:rsid="03f04371"/>
    </style:style>
    <style:style style:name="T462" style:family="text">
      <style:text-properties officeooo:rsid="03f88e46"/>
    </style:style>
    <style:style style:name="T463" style:family="text">
      <style:text-properties officeooo:rsid="04081563"/>
    </style:style>
    <style:style style:name="T464" style:family="text">
      <style:text-properties officeooo:rsid="0409fe2f"/>
    </style:style>
    <style:style style:name="T465" style:family="text">
      <style:text-properties officeooo:rsid="040d7255"/>
    </style:style>
    <style:style style:name="T466" style:family="text">
      <style:text-properties officeooo:rsid="041ef0d8"/>
    </style:style>
    <style:style style:name="T467" style:family="text">
      <style:text-properties officeooo:rsid="0453dccf"/>
    </style:style>
    <style:style style:name="T468" style:family="text">
      <style:text-properties officeooo:rsid="0455b1a4"/>
    </style:style>
    <style:style style:name="T469" style:family="text">
      <style:text-properties officeooo:rsid="04658451"/>
    </style:style>
    <style:style style:name="T470" style:family="text">
      <style:text-properties officeooo:rsid="049edbdb"/>
    </style:style>
    <style:style style:name="T471" style:family="text">
      <style:text-properties officeooo:rsid="04a4c585"/>
    </style:style>
    <style:style style:name="T472" style:family="text">
      <style:text-properties officeooo:rsid="04aa2b65"/>
    </style:style>
    <style:style style:name="T473" style:family="text">
      <style:text-properties officeooo:rsid="04b4f910"/>
    </style:style>
    <style:style style:name="T474" style:family="text">
      <style:text-properties officeooo:rsid="04bed93a"/>
    </style:style>
    <style:style style:name="T475" style:family="text">
      <style:text-properties officeooo:rsid="04c57994"/>
    </style:style>
    <style:style style:name="T476" style:family="text">
      <style:text-properties officeooo:rsid="04d2a4f8"/>
    </style:style>
    <style:style style:name="T477" style:family="text">
      <style:text-properties officeooo:rsid="04e20d31"/>
    </style:style>
    <style:style style:name="T478" style:family="text">
      <style:text-properties officeooo:rsid="04ea5f2c"/>
    </style:style>
    <style:style style:name="T479" style:family="text">
      <style:text-properties officeooo:rsid="04f7d28a"/>
    </style:style>
    <style:style style:name="T480" style:family="text">
      <style:text-properties officeooo:rsid="04fefeb9"/>
    </style:style>
    <style:style style:name="T481" style:family="text">
      <style:text-properties officeooo:rsid="0505bee0"/>
    </style:style>
    <style:style style:name="T482" style:family="text">
      <style:text-properties officeooo:rsid="05076926"/>
    </style:style>
    <style:style style:name="T483" style:family="text">
      <style:text-properties officeooo:rsid="05090499"/>
    </style:style>
    <style:style style:name="T484" style:family="text">
      <style:text-properties officeooo:rsid="050c2ff8"/>
    </style:style>
    <style:style style:name="T485" style:family="text">
      <style:text-properties officeooo:rsid="05181296"/>
    </style:style>
    <style:style style:name="T486" style:family="text">
      <style:text-properties officeooo:rsid="051b0e44"/>
    </style:style>
    <style:style style:name="T487" style:family="text">
      <style:text-properties officeooo:rsid="051ecf03"/>
    </style:style>
    <style:style style:name="T488" style:family="text">
      <style:text-properties officeooo:rsid="0526ca7c"/>
    </style:style>
    <style:style style:name="T489" style:family="text">
      <style:text-properties officeooo:rsid="05317638"/>
    </style:style>
    <style:style style:name="T490" style:family="text">
      <style:text-properties officeooo:rsid="0532d18d"/>
    </style:style>
    <style:style style:name="T491" style:family="text">
      <style:text-properties officeooo:rsid="0537b1ca"/>
    </style:style>
    <style:style style:name="T492" style:family="text">
      <style:text-properties officeooo:rsid="053a3bd0"/>
    </style:style>
    <style:style style:name="T493" style:family="text">
      <style:text-properties officeooo:rsid="0540d206"/>
    </style:style>
    <style:style style:name="T494" style:family="text">
      <style:text-properties officeooo:rsid="0545fd86"/>
    </style:style>
    <style:style style:name="T495" style:family="text">
      <style:text-properties officeooo:rsid="054b15eb"/>
    </style:style>
    <style:style style:name="T496" style:family="text">
      <style:text-properties officeooo:rsid="055ac0b3"/>
    </style:style>
    <style:style style:name="T497" style:family="text">
      <style:text-properties officeooo:rsid="055f67b7"/>
    </style:style>
    <style:style style:name="T498" style:family="text">
      <style:text-properties officeooo:rsid="05635b3d"/>
    </style:style>
    <style:style style:name="T499" style:family="text">
      <style:text-properties officeooo:rsid="05655ea7"/>
    </style:style>
    <style:style style:name="T500" style:family="text">
      <style:text-properties officeooo:rsid="057a0ae2"/>
    </style:style>
    <style:style style:name="T501" style:family="text">
      <style:text-properties officeooo:rsid="057cd1a0"/>
    </style:style>
    <style:style style:name="T502" style:family="text">
      <style:text-properties officeooo:rsid="057eaa77"/>
    </style:style>
    <style:style style:name="T503" style:family="text">
      <style:text-properties officeooo:rsid="0580cb4b"/>
    </style:style>
    <style:style style:name="T504" style:family="text">
      <style:text-properties officeooo:rsid="0583dea7"/>
    </style:style>
    <style:style style:name="T505" style:family="text">
      <style:text-properties officeooo:rsid="058592ed"/>
    </style:style>
    <style:style style:name="T506" style:family="text">
      <style:text-properties officeooo:rsid="058c81c8"/>
    </style:style>
    <style:style style:name="T507" style:family="text">
      <style:text-properties officeooo:rsid="0593239d"/>
    </style:style>
    <style:style style:name="T508" style:family="text">
      <style:text-properties officeooo:rsid="0593f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9" text:outline-level="1">Python Lesson 1</text:h>
      <text:h text:style-name="Heading_20_2" text:outline-level="2">Getting Started</text:h>
      <text:h text:style-name="P216" text:outline-level="3">Installing Python <text:span text:style-name="T343">at home</text:span></text:h>
      <text:p text:style-name="P34">If you want to try this at home you can install Python 3 using the instructions at <text:a xlink:type="simple" xlink:href="https://www.python.org/downloads/" text:style-name="Internet_20_link" text:visited-style-name="Visited_20_Internet_20_Link">https://www.python.org/downloads/</text:a>. Ask your parents' permission first before installing any <text:span text:style-name="T322">software</text:span>, <text:span text:style-name="T321">or get them to help</text:span>!</text:p>
      <text:p text:style-name="P34"><text:span text:style-name="T319">If</text:span> you have a Raspberry Pi, Python <text:span text:style-name="T320">3 is almost certainly</text:span> already installed.</text:p>
      <text:h text:style-name="Heading_20_3" text:outline-level="3">Start IDLE (Python 3)</text:h>
      <text:list xml:id="list5777720556618563962" text:style-name="L1">
        <text:list-item>
          <text:p text:style-name="P224">From your computer's Start Menu <text:span text:style-name="T341">(or equivalent).</text:span></text:p>
        </text:list-item>
        <text:list-item>
          <text:p text:style-name="P223"><text:span text:style-name="T132">Typing </text:span><text:span text:style-name="T196">idle3</text:span><text:span text:style-name="T132"> at a command prompt.</text:span></text:p>
        </text:list-item>
      </text:list>
      <text:p text:style-name="P76"/>
      <text:p text:style-name="Text_20_body"><text:span text:style-name="T111">Using Python </text:span><text:span text:style-name="T99">Option 1: </text:span>Type commands directly into <text:span text:style-name="T324">IDLE's</text:span> "Python Shell" window. This is good for learning and testing, but not <text:span text:style-name="T323">so</text:span> good for writing proper programs. <text:span text:style-name="T254">Try typing some things to test the shell:</text:span></text:p>
      <text:h text:style-name="Code" text:outline-level="1"><text:span text:style-name="T252">&gt;&gt;&gt; </text:span><text:span text:style-name="T102">print(</text:span><text:span text:style-name="T99">"Hello World"</text:span><text:span text:style-name="T103">)</text:span><text:span text:style-name="T251"><text:line-break/></text:span><text:line-break/><text:span text:style-name="T252">&gt;&gt;&gt; </text:span><text:span text:style-name="T99">5</text:span><text:line-break/><text:line-break/><text:span text:style-name="T252">&gt;&gt;&gt; </text:span><text:span text:style-name="T99">5+5</text:span></text:h>
      <text:h text:style-name="P134" text:outline-level="1"/>
      <text:h text:style-name="P117" text:outline-level="1">&gt;&gt;&gt; <text:span text:style-name="T99">my_name="</text:span><text:span text:style-name="T113">Mr Happy</text:span><text:span text:style-name="T99">"<text:line-break/></text:span>&gt;&gt;&gt; <text:span text:style-name="T99">print(my_name)</text:span></text:h>
      <text:h text:style-name="P134" text:outline-level="1"><text:s text:c="5"/></text:h>
      <text:p text:style-name="P19"/>
      <text:p text:style-name="P20">We will explain what these commands do later, <text:span text:style-name="T257">but you might be able to work it out for yourself.</text:span><text:line-break/></text:p>
      <text:p text:style-name="Text_20_body"><text:span text:style-name="T112">Using Python </text:span><text:span text:style-name="T99">Option 2:</text:span> Create a new Python program file and run it.</text:p>
      <text:list xml:id="list2421377597527054562" text:style-name="L2">
        <text:list-item>
          <text:p text:style-name="P225">File →<text:span text:style-name="T149"> </text:span>New File (or File →<text:span text:style-name="T149"> </text:span>Open File to edit an existing program)</text:p>
        </text:list-item>
        <text:list-item>
          <text:p text:style-name="P225">Type <text:span text:style-name="T149">your </text:span>Python program</text:p>
        </text:list-item>
        <text:list-item>
          <text:p text:style-name="P225">File →<text:span text:style-name="T149"> </text:span>Save (or Ctrl+S). Python files are normally saved with a .py extension at the end.</text:p>
        </text:list-item>
        <text:list-item>
          <text:p text:style-name="P225">Run →<text:span text:style-name="T149"> </text:span>Run Module (or F5)</text:p>
        </text:list-item>
        <text:list-item>
          <text:p text:style-name="P225">Make fixes/corrections and repeat from step 3!</text:p>
        </text:list-item>
      </text:list>
      <text:p text:style-name="P32">Let's create our first Python program file!</text:p>
      <text:h text:style-name="P203" text:outline-level="2"><text:span text:style-name="T168">My</text:span> First Python Program</text:h>
      <text:p text:style-name="P33"><text:span text:style-name="T253">Create a new Python file called </text:span><text:span text:style-name="T106">h</text:span><text:span text:style-name="T99">ello.py.</text:span></text:p>
      <text:p text:style-name="P33"><text:span text:style-name="T129">This is a simple program that only contains a single </text:span><text:span text:style-name="T131">instruction</text:span><text:span text:style-name="T129"> </text:span><text:span text:style-name="T130">(</text:span><text:span text:style-name="T109">statement</text:span><text:span text:style-name="T130">)</text:span><text:span text:style-name="T129">.</text:span></text:p>
      <text:h text:style-name="Code" text:outline-level="1">print("Hello Stamford Green!")</text:h>
      <text:p text:style-name="P21"/>
      <text:p text:style-name="P21">Run the <text:span text:style-name="T258">program by pressing</text:span> F5 <text:span text:style-name="T258">or selecting Run → Run Module from the IDLE menu</text:span>.</text:p>
      <text:p text:style-name="P11"><text:span text:style-name="T171">print() </text:span><text:span text:style-name="T269">is a built-in Python </text:span><text:span text:style-name="T108">function</text:span><text:span text:style-name="T269"> that </text:span>displays a message.</text:p>
      <text:p text:style-name="P11"><text:span text:style-name="T208">"Hello Stamford Green!"</text:span><text:span text:style-name="T318"> is the </text:span><text:span text:style-name="T110">string value</text:span><text:span text:style-name="T133"> </text:span><text:span text:style-name="T134">that we want to </text:span><text:span text:style-name="T135">give to the print function</text:span><text:span text:style-name="T318">. The speech marks indicate the beginning and end of the string.</text:span></text:p>
      <text:p text:style-name="P78">Brackets (braces) and speech marks (double quotes) always come in matching pairs! See what happens if you leave out a speech mark or bracket. Can you make sense of the error message? </text:p>
      <text:p text:style-name="P42">What happens if you put a spelling mistake in "print"?</text:p>
      <text:p text:style-name="P77">Making mistakes when writing computer programs is normal, and a lot of the fun is working out what went wrong. It can be satisfying like solving a tricky maths problem, but you can ask for help when you get stuck!</text:p>
      <text:p text:style-name="P77"/>
      <text:h text:style-name="Heading_20_2" text:outline-level="2"/>
      <text:h text:style-name="P203" text:outline-level="2"><text:span text:style-name="T168">My</text:span> <text:span text:style-name="T168">Second</text:span> Python Program</text:h>
      <text:p text:style-name="P2"><text:span text:style-name="T259">Create a new file called </text:span><text:span text:style-name="T104">school_</text:span><text:span text:style-name="T105">y</text:span><text:span text:style-name="T104">ear</text:span><text:span text:style-name="T99">.py</text:span><text:span text:style-name="T124"> </text:span><text:span text:style-name="T146">containing the lines below</text:span><text:span text:style-name="T124"> </text:span><text:span text:style-name="T127">and run it </text:span><text:span text:style-name="T128">to see what happens</text:span><text:span text:style-name="T127">.</text:span></text:p>
      <text:p text:style-name="P4"/>
      <text:h text:style-name="P112" text:outline-level="1">my_name="<text:span text:style-name="T260">Sophie</text:span>" <text:s/># Change this to your name. <text:span text:style-name="T497">This is a comment.</text:span></text:h>
      <text:h text:style-name="P111" text:outline-level="1">my_<text:span text:style-name="T170">school_</text:span>year=5 <text:s/># Change this to your school year</text:h>
      <text:h text:style-name="P110" text:outline-level="1"/>
      <text:h text:style-name="P110" text:outline-level="1">print(<text:span text:style-name="T168">"My name is</text:span>",<text:span text:style-name="T168"> my_name, "and I am in year", my_school_year</text:span>)</text:h>
      <text:h text:style-name="P110" text:outline-level="1"/>
      <text:h text:style-name="P111" text:outline-level="1">if my_<text:span text:style-name="T170">school_</text:span>year &lt;= 6:</text:h>
      <text:h text:style-name="P111" text:outline-level="1"><text:s text:c="4"/>print("I am in primary school")<text:line-break/> <text:s text:c="3"/><text:span text:style-name="T255">print("I will be leaving in", 6-my_school_year, "years")</text:span></text:h>
      <text:h text:style-name="P111" text:outline-level="1">else:</text:h>
      <text:h text:style-name="P111" text:outline-level="1"><text:s text:c="4"/>print("I am already in secondary school")</text:h>
      <text:p text:style-name="P30"><text:span text:style-name="T315">Change </text:span><text:span text:style-name="T194">my_school_year</text:span><text:span text:style-name="T315"> to 7 and try again.</text:span></text:p>
      <text:p text:style-name="P31"><text:span text:style-name="T315">The program looks simple, but t</text:span>here's a lot <text:span text:style-name="T328">new here</text:span> <text:span text:style-name="T316">that we need to explain</text:span>!</text:p>
      <text:h text:style-name="Heading_20_3" text:outline-level="3">Comments</text:h>
      <text:p text:style-name="P15">Python ignores everything after a <text:span text:style-name="T99">#</text:span> <text:span text:style-name="T262">(hash) </text:span>symbol until the end of the line, so you can <text:span text:style-name="T169">use </text:span>it to write <text:span text:style-name="T263">friendly</text:span> <text:span text:style-name="T99">comments</text:span> <text:span text:style-name="T498">to explain what the program does</text:span>. <text:span text:style-name="T499">It's a good idea to write comments to explain complicated parts of your program, but it's even better to make your program simple to read so it doesn't need explanation!</text:span></text:p>
      <text:h text:style-name="Heading_20_3" text:outline-level="3">Variables</text:h>
      <text:p text:style-name="P9"><text:span text:style-name="T250">The tokens </text:span><text:span text:style-name="T171">my_name</text:span> and <text:span text:style-name="T171">my_</text:span><text:span text:style-name="T193">school_</text:span><text:span text:style-name="T171">year</text:span> are <text:span text:style-name="T90">variables</text:span><text:span text:style-name="T158">. </text:span><text:span text:style-name="T2">You can think of variables as being a bit like named boxes that you can store</text:span><text:span text:style-name="T1"> </text:span><text:span text:style-name="T69">values</text:span><text:span text:style-name="T158"> </text:span><text:span text:style-name="T2">in</text:span><text:span text:style-name="T158">.</text:span><text:span text:style-name="T158"><text:note text:id="ftn1" text:note-class="footnote"><text:note-citation>1</text:note-citation><text:note-body><text:p text:style-name="P35"><text:span text:style-name="Citation"><text:span text:style-name="T325">You can </text:span></text:span><text:span text:style-name="Citation"><text:span text:style-name="T326">choose</text:span></text:span><text:span text:style-name="Citation"><text:span text:style-name="T327"> your own variable names. They can contain letters, numbers or the underscore '_' character, but cannot start with a number. It's normal to use only small letters (lower case) with words separated by an underscore. <text:s/>A small number of special words are reserved by Python (if, else, elif, while, for, import, def, …) so you can't use these as variable names!</text:span></text:span></text:p></text:note-body></text:note></text:span></text:p>
      <text:p text:style-name="P10"><text:span text:style-name="T1">The = </text:span><text:span text:style-name="T11">(assignment) </text:span><text:span text:style-name="T1">operator stores a value in</text:span><text:span text:style-name="T12">to</text:span><text:span text:style-name="T1"> a variable. </text:span><text:span text:style-name="T7">The syntax is</text:span><text:span text:style-name="T1"> </text:span><text:span text:style-name="T192">variable</text:span><text:span text:style-name="T172">=</text:span><text:span text:style-name="T192">value</text:span><text:span text:style-name="T158">.</text:span></text:p>
      <text:list xml:id="list1954295112350278894" text:style-name="L3">
        <text:list-item>
          <text:p text:style-name="P226"><text:span text:style-name="T173">my_name=</text:span><text:span text:style-name="T174">"</text:span><text:span text:style-name="T176">Sophie</text:span><text:span text:style-name="T174">"</text:span><text:span text:style-name="T2"> </text:span><text:span text:style-name="T3">stores the </text:span><text:span text:style-name="T91">string </text:span><text:span text:style-name="T93">value</text:span><text:span text:style-name="T2"> </text:span><text:span text:style-name="T3">"</text:span><text:span text:style-name="T9">Sophie</text:span><text:span text:style-name="T3">" in </text:span><text:span text:style-name="T6">a</text:span><text:span text:style-name="T3"> variable called </text:span><text:span text:style-name="T173">my_name</text:span><text:span text:style-name="T3">.</text:span></text:p>
        </text:list-item>
        <text:list-item>
          <text:p text:style-name="P227"><text:span text:style-name="T175">my_school_year=</text:span><text:span text:style-name="T174">5</text:span><text:span text:style-name="T6"> s</text:span><text:span text:style-name="T4">tores the </text:span><text:span text:style-name="T96">whole </text:span><text:span text:style-name="T94">number</text:span><text:span text:style-name="T92"> </text:span><text:span text:style-name="T95">(integer) </text:span><text:span text:style-name="T92">value</text:span><text:span text:style-name="T4"> 5 in </text:span><text:span text:style-name="T6">a</text:span><text:span text:style-name="T4"> </text:span><text:span text:style-name="T5">variable called </text:span><text:span text:style-name="T178">my_school_year</text:span><text:span text:style-name="T2">.</text:span></text:p>
        </text:list-item>
      </text:list>
      <text:p text:style-name="P13"><text:span text:style-name="T271">To </text:span><text:span text:style-name="T274">read</text:span><text:span text:style-name="T271"> the value stored in a variable, just type the variable name. </text:span><text:span text:style-name="T275">Anywhere that you want to use the value "Sophie" you can now use the variable </text:span><text:span text:style-name="T182">my_name</text:span><text:span text:style-name="T275"> instead, unless you change the value stored in the variable later in your program!</text:span></text:p>
      <text:p text:style-name="P13"><text:span text:style-name="T273">We already saw t</text:span><text:span text:style-name="T272">he </text:span><text:span text:style-name="T172">print(</text:span><text:span text:style-name="T177">)</text:span><text:span text:style-name="T1"> </text:span><text:span text:style-name="T13">function </text:span><text:span text:style-name="T10">in our first program. It c</text:span><text:span text:style-name="T1">an take </text:span><text:span text:style-name="T10">more than one value to print, separated by commas</text:span><text:span text:style-name="T1">. The values</text:span><text:span text:style-name="T8"> </text:span><text:span text:style-name="T14">in the printed message </text:span><text:span text:style-name="T8">will be</text:span><text:span text:style-name="T1"> separated by spaces.</text:span></text:p>
      <text:h text:style-name="Heading_20_3" text:outline-level="3"><text:soft-page-break/>If / Else Statement <text:span text:style-name="T496">and Conditions</text:span></text:h>
      <text:p text:style-name="P12"><text:span text:style-name="T69">The line </text:span><text:span text:style-name="T71">"</text:span><text:span text:style-name="T190">if</text:span><text:span text:style-name="T183"> my_</text:span><text:span text:style-name="T185">school_</text:span><text:span text:style-name="T183">year &lt;= 6:</text:span><text:span text:style-name="T184">"</text:span><text:span text:style-name="T69"> means "if the value stored in </text:span><text:span text:style-name="T183">my_</text:span><text:span text:style-name="T187">school_</text:span><text:span text:style-name="T183">year</text:span><text:span text:style-name="T69"> is less than or equal to 6 then…</text:span><text:span text:style-name="T70">".</text:span></text:p>
      <text:p text:style-name="P101"><text:span text:style-name="T69">Python has </text:span><text:span text:style-name="T76">several </text:span><text:span text:style-name="T69">other operators for comparing values: </text:span><text:span text:style-name="T183">==</text:span><text:span text:style-name="T69"> (equal</text:span><text:span text:style-name="T72"> to</text:span><text:span text:style-name="T69">), </text:span><text:span text:style-name="T183">!</text:span><text:span text:style-name="T188">=</text:span><text:span text:style-name="T74"> (</text:span><text:span text:style-name="T77">not equal to</text:span><text:span text:style-name="T74">),</text:span><text:span text:style-name="T69"> </text:span><text:span text:style-name="T183">&lt;</text:span><text:span text:style-name="T69"> (less than), </text:span><text:span text:style-name="T183">&gt;</text:span><text:span text:style-name="T69"> (greater than) and </text:span><text:span text:style-name="T183">&gt;=</text:span><text:span text:style-name="T69"> (greater than or equal to). </text:span><text:span text:style-name="T73"><text:s/></text:span><text:span text:style-name="T75">You can try these out in the Python shell:</text:span></text:p>
      <text:list xml:id="list6473253240312598767" text:style-name="L4">
        <text:list-item>
          <text:p text:style-name="P228">5 &gt; 6 <text:s/></text:p>
        </text:list-item>
        <text:list-item>
          <text:p text:style-name="P228">"Sausages" == "Sausages"</text:p>
        </text:list-item>
        <text:list-item>
          <text:p text:style-name="P228">5 != "Sausages"</text:p>
        </text:list-item>
        <text:list-item>
          <text:p text:style-name="P230"><text:span text:style-name="T189">5 </text:span><text:span text:style-name="T183">&lt; "Sausages"</text:span><text:span text:style-name="T276"> ← this doesn't make sense and causes an error!</text:span></text:p>
        </text:list-item>
      </text:list>
      <text:p text:style-name="P102"><text:span text:style-name="T70">If the </text:span><text:span text:style-name="T98">condition</text:span><text:span text:style-name="T70"> </text:span><text:span text:style-name="T186">my_school_year &lt;= 6</text:span><text:span text:style-name="T70"> evaluates to </text:span><text:span text:style-name="T186">True</text:span><text:span text:style-name="T186"><text:note text:id="ftn2" text:note-class="footnote"><text:note-citation>2</text:note-citation><text:note-body><text:p text:style-name="P25"><text:span text:style-name="T313">The Python values</text:span><text:span text:style-name="T314"> </text:span><text:span text:style-name="T171">True</text:span> and <text:span text:style-name="T171">False</text:span> are <text:span text:style-name="T491">called </text:span><text:span text:style-name="T99">Boolean</text:span> values. <text:span text:style-name="T492">Python has keywords for working with Boolean values and combining them including </text:span><text:span text:style-name="T123">not</text:span><text:span text:style-name="T492">, </text:span><text:span text:style-name="T123">and</text:span><text:span text:style-name="T492"> and </text:span><text:span text:style-name="T123">or</text:span><text:span text:style-name="T492">. For example:</text:span></text:p><text:h text:style-name="P145" text:outline-level="1">if my_name <text:span text:style-name="T495">=</text:span>= "Sophie" <text:span text:style-name="T99">and</text:span> my_school_year <text:span text:style-name="T494">&gt;</text:span> <text:span text:style-name="T494">6</text:span>:</text:h><text:h text:style-name="Code" text:outline-level="1"><text:s text:c="4"/><text:span text:style-name="T493">print("Sophie, you are in secondary school!")</text:span></text:h></text:note-body></text:note></text:span><text:span text:style-name="T70">, the </text:span><text:span text:style-name="T78">indented </text:span><text:span text:style-name="T70">block of </text:span><text:span text:style-name="T79">statements</text:span><text:span text:style-name="T70"> after the if statement will be </text:span><text:span text:style-name="T69">performed, otherwise they will not</text:span><text:span text:style-name="T70">.</text:span></text:p>
      <text:p text:style-name="P14"><text:span text:style-name="T70">In Python, blocks are grouped together by indenting the lines with </text:span><text:span text:style-name="T80">the same number </text:span><text:span text:style-name="T70">spaces, </text:span><text:span text:style-name="T81">normally 4. </text:span><text:span text:style-name="T82">It's </text:span><text:span text:style-name="T83">very</text:span><text:span text:style-name="T82"> important to use correct indentation! Python can sometimes warn you if you get it wrong, but sometimes your program will do the wrong thing – </text:span><text:span text:style-name="T84">a bug</text:span><text:span text:style-name="T82">!</text:span></text:p>
      <text:p text:style-name="P103"><text:span text:style-name="T88">If you add an</text:span><text:span text:style-name="T98"> </text:span><text:span text:style-name="T191">else:</text:span><text:span text:style-name="T70"> </text:span><text:span text:style-name="T86">statement</text:span><text:span text:style-name="T70"> immediately following </text:span><text:span text:style-name="T85">an</text:span><text:span text:style-name="T70"> </text:span><text:span text:style-name="T186">if</text:span><text:span text:style-name="T70"> </text:span><text:span text:style-name="T87">statement, </text:span><text:span text:style-name="T89">it</text:span><text:span text:style-name="T82"> </text:span><text:span text:style-name="T361">means "otherwise do this…". It </text:span>provides <text:span text:style-name="T261">another</text:span> block of <text:span text:style-name="T360">statements</text:span> that will <text:span text:style-name="T256">only</text:span> be performed if the condition evaluated to <text:span text:style-name="T171">False</text:span>.</text:p>
      <text:p text:style-name="P104"><text:span text:style-name="T507">We aren't using it in this program, but </text:span>Python also has a keyword <text:span text:style-name="T231">elif</text:span> short for "else if". <text:span text:style-name="T503">You can add any number of </text:span><text:span text:style-name="T232">elif</text:span><text:span text:style-name="T503"> blocks after an </text:span><text:span text:style-name="T232">if</text:span><text:span text:style-name="T503"> statement. The </text:span><text:span text:style-name="T232">else</text:span><text:span text:style-name="T503"> block at the end will only be performed if the </text:span><text:span text:style-name="T232">if</text:span><text:span text:style-name="T503"> condition </text:span><text:span text:style-name="T164">and</text:span><text:span text:style-name="T503"> all the </text:span><text:span text:style-name="T232">elif</text:span><text:span text:style-name="T503"> conditions are false. Here is an example of </text:span><text:span text:style-name="T232">if</text:span><text:span text:style-name="T503">, </text:span><text:span text:style-name="T232">elif</text:span><text:span text:style-name="T503"> and </text:span><text:span text:style-name="T232">else</text:span><text:span text:style-name="T503"> from a "Stamford Green Dungeons" adventure game.</text:span></text:p>
      <text:h text:style-name="P147" text:outline-level="1">print("You are in the <text:span text:style-name="T508">secret </text:span>dungeons under the school.")</text:h>
      <text:h text:style-name="Code" text:outline-level="1">direction = <text:span text:style-name="T500">input("Which way do you want to turn, left or right? ")</text:span></text:h>
      <text:h text:style-name="Code" text:outline-level="1"/>
      <text:h text:style-name="Code" text:outline-level="1"><text:span text:style-name="T99">if</text:span> direction == "left":</text:h>
      <text:h text:style-name="Code" text:outline-level="1"><text:s text:c="4"/>print("You are in a dark cave surrounded by <text:span text:style-name="T506">teachers</text:span>. <text:span text:style-name="T502">It is terrifying.</text:span>")</text:h>
      <text:h text:style-name="P146" text:outline-level="1"><text:span text:style-name="T99">elif</text:span> direction == "right":</text:h>
      <text:h text:style-name="P146" text:outline-level="1"><text:s text:c="4"/>print("<text:span text:style-name="T501">Congratulations! You have escaped from Stamford Green dungeons.</text:span>")</text:h>
      <text:h text:style-name="Code" text:outline-level="1"><text:span text:style-name="T99">elif</text:span> direction == "<text:span text:style-name="T504">back</text:span>":</text:h>
      <text:h text:style-name="Code" text:outline-level="1"><text:s text:c="4"/>print("<text:span text:style-name="T505">There is no going back.</text:span>")</text:h>
      <text:h text:style-name="Code" text:outline-level="1"><text:span text:style-name="T99">else</text:span>:</text:h>
      <text:h text:style-name="Code" text:outline-level="1"><text:s text:c="4"/>print("I don't understand that direction.")</text:h>
      <text:p text:style-name="P104"/>
      <text:h text:style-name="P204" text:outline-level="2"><text:span text:style-name="T168">My</text:span> <text:span text:style-name="T234">Third</text:span> Python Program</text:h>
      <text:p text:style-name="P3"><text:span text:style-name="T264">Create a new file called </text:span><text:span text:style-name="T105">insult_generator</text:span><text:span text:style-name="T99">.py</text:span>:</text:p>
      <text:p text:style-name="P3"/>
      <text:h text:style-name="P114" text:outline-level="1">import random</text:h>
      <text:h text:style-name="P114" text:outline-level="1"/>
      <text:h text:style-name="P114" text:outline-level="1">people=["Harry", "Ron", "Hermione", "Ginny", <text:span text:style-name="T238">"Fred", "George"</text:span>]</text:h>
      <text:h text:style-name="P114" text:outline-level="1">adjectives=["hot", "cold", "smelly", "green", "wet", "damp", "cool", "nice"]</text:h>
      <text:h text:style-name="P114" text:outline-level="1">things=["toad", "rat", "cat", "monkey", "owl", "banana", "muggle"]</text:h>
      <text:h text:style-name="P113" text:outline-level="1"/>
      <text:h text:style-name="P116" text:outline-level="1">print("Here are your insults <text:span text:style-name="T265">for today</text:span>:")</text:h>
      <text:h text:style-name="P113" text:outline-level="1"/>
      <text:h text:style-name="P114" text:outline-level="1">count=<text:span text:style-name="T237">1</text:span></text:h>
      <text:h text:style-name="P114" text:outline-level="1">while count &lt; <text:span text:style-name="T342">21</text:span>:</text:h>
      <text:h text:style-name="P114" text:outline-level="1"><text:s text:c="4"/>person=random.choice(people)</text:h>
      <text:h text:style-name="P114" text:outline-level="1"><text:s text:c="4"/>adjective=random.choice(adjectives)</text:h>
      <text:h text:style-name="P114" text:outline-level="1"><text:s text:c="4"/>thing=random.choice(things)</text:h>
      <text:h text:style-name="P115" text:outline-level="1"><text:s text:c="4"/><text:span text:style-name="T239">insult=</text:span>person <text:span text:style-name="T235">+</text:span> " is a " <text:span text:style-name="T235">+</text:span> adjective <text:span text:style-name="T235">+ " " +</text:span> thing <text:s/><text:span text:style-name="T235">+ "."</text:span></text:h>
      <text:h text:style-name="P115" text:outline-level="1"><text:s text:c="4"/></text:h>
      <text:h text:style-name="P114" text:outline-level="1"><text:s text:c="4"/>print(<text:span text:style-name="T236">count, insult</text:span>)</text:h>
      <text:h text:style-name="P114" text:outline-level="1"><text:s text:c="4"/></text:h>
      <text:h text:style-name="P114" text:outline-level="1"><text:s text:c="4"/>count=count+1</text:h>
      <text:p text:style-name="P18"/>
      <text:p text:style-name="P40">Run it to see what happens!</text:p>
      <text:h text:style-name="Heading_20_3" text:outline-level="3">Importing Modules</text:h>
      <text:p text:style-name="P27"><text:span text:style-name="T267">The </text:span><text:span text:style-name="T200">import</text:span><text:span text:style-name="T267"> statement on the first line tells Python that this program needs to use a </text:span><text:span text:style-name="T107">module</text:span><text:span text:style-name="T267"> called "</text:span><text:span text:style-name="T200">random</text:span><text:span text:style-name="T267">". Modules can be thought of as a collection or library of additional </text:span><text:span text:style-name="T107">functions</text:span><text:span text:style-name="T267"> which another programmer has written for you to use.</text:span></text:p>
      <text:p text:style-name="P27"><text:span text:style-name="T267">Python comes with lots of </text:span><text:span text:style-name="T268">standard</text:span><text:span text:style-name="T267"> modules that you can import and use, and you can download additional modules (if you have permission) or even create your own.</text:span></text:p>
      <text:p text:style-name="P26"><text:span text:style-name="T329">In this particular program we use a function called </text:span><text:span text:style-name="T197">random.choice</text:span><text:span text:style-name="T198">()</text:span><text:span text:style-name="T329"> from the </text:span><text:span text:style-name="T201">random</text:span><text:span text:style-name="T329"> module. This function selects a random item from a list.</text:span></text:p>
      <text:h text:style-name="Heading_20_3" text:outline-level="3">List<text:span text:style-name="T344">s</text:span></text:h>
      <text:p text:style-name="P29">The<text:span text:style-name="T266"> </text:span>variables <text:span text:style-name="T171">people</text:span>, <text:span text:style-name="T171">adjectives</text:span> and <text:span text:style-name="T171">things</text:span> <text:span text:style-name="T331">contain</text:span> <text:span text:style-name="T99">list</text:span> values. <text:span text:style-name="T345">Lists are containers for other values. They</text:span> are written as comma-separated values <text:span text:style-name="T317">between</text:span> [ and ] square brackets, <text:span text:style-name="T347">for example</text:span> <text:span text:style-name="T346">["red", "green", "blue"] or [1, 1, 2, 3, 5, 8].</text:span></text:p>
      <text:p text:style-name="P44">There are lots of <text:span text:style-name="T348">interesting </text:span>things you can so with lists, like add and remove items, sort the items, count the items, <text:span text:style-name="T349">process the items once at a time in a loop, </text:span>etc.</text:p>
      <text:p text:style-name="P28"><text:span text:style-name="T350">Feel free to c</text:span>hange the people, adjectives and things <text:span text:style-name="T332">in this program </text:span>to <text:span text:style-name="T351">use</text:span> your own values, but nothing <text:span text:style-name="T333">too </text:span>rude please!</text:p>
      <text:p text:style-name="P43"/>
      <text:h text:style-name="Heading_20_3" text:outline-level="3"><text:soft-page-break/>While Loop</text:h>
      <text:p text:style-name="P36">The <text:span text:style-name="T171">while</text:span> statement is a bit like the <text:span text:style-name="T171">if</text:span> statement that we saw in the previous program except it keeps <text:span text:style-name="T158">repeatedly</text:span> running the indented block multiple times <text:span text:style-name="T334">(it "loops" back to the beginning)</text:span> until the condition is no longer true. <text:s/><text:span text:style-name="T335">The condition is checked again every time the loop restarts.</text:span></text:p>
      <text:p text:style-name="P37"><text:span text:style-name="T330">In this program the </text:span><text:span text:style-name="T202">while</text:span><text:span text:style-name="T330"> condition is </text:span><text:span text:style-name="T202">count &lt; 2</text:span><text:span text:style-name="T207">1</text:span>, <text:span text:style-name="T330">which means that the loop will continue running when the value stored in the </text:span><text:span text:style-name="T202">count</text:span><text:span text:style-name="T330"> variable is less than 21. When the count value reaches 21, the loop will complete and any next instruction after the loop will be run.</text:span></text:p>
      <text:p text:style-name="P37"><text:span text:style-name="T203">count</text:span><text:span text:style-name="T336"> starts off with the value 1, and each time through the loop we add 1 to the stored value using </text:span><text:span text:style-name="T202">count=count+1</text:span><text:span text:style-name="T277"> </text:span><text:span text:style-name="T287">(arithmetic </text:span><text:span text:style-name="T296">add</text:span><text:span text:style-name="T287">) </text:span><text:span text:style-name="T277">so the loop will repeat 20 times. </text:span><text:span text:style-name="T279">This program print</text:span><text:span text:style-name="T297">s</text:span><text:span text:style-name="T279"> 20 different insults!</text:span></text:p>
      <text:h text:style-name="Heading_20_3" text:outline-level="3">String Concatenation</text:h>
      <text:p text:style-name="P38"><text:span text:style-name="T270">"Concatenation" is </text:span><text:span text:style-name="T289">just </text:span><text:span text:style-name="T288">a </text:span><text:span text:style-name="T270">posh word meaning "</text:span><text:span text:style-name="T300">joining</text:span><text:span text:style-name="T270"> together one after another".</text:span><text:span text:style-name="T302"> </text:span><text:span text:style-name="T301">The </text:span><text:span text:style-name="T209">+</text:span><text:span text:style-name="T301"> symbol is used to concatenate string </text:span><text:span text:style-name="T286">values </text:span><text:span text:style-name="T301">in Python. It creates a new string </text:span><text:span text:style-name="T278">value </text:span><text:span text:style-name="T301">with the values </text:span><text:span text:style-name="T278">stuck together</text:span><text:span text:style-name="T301">. </text:span><text:span text:style-name="T282">For example, </text:span><text:span text:style-name="T205">"A"+"B"</text:span><text:span text:style-name="T280"> creates </text:span><text:span text:style-name="T281">a new</text:span><text:span text:style-name="T280"> string </text:span><text:span text:style-name="T281">value</text:span><text:span text:style-name="T280"> </text:span><text:span text:style-name="T205">"AB"</text:span><text:span text:style-name="T280">.</text:span></text:p>
      <text:h text:style-name="Code" text:outline-level="1"><text:span text:style-name="T337">insult=</text:span>person + " is a " + adjective + " " + thing <text:s/>+ "."</text:h>
      <text:p text:style-name="P39"><text:span text:style-name="T280"><text:line-break/></text:span><text:span text:style-name="T283">This will make a</text:span><text:span text:style-name="T284"> </text:span><text:span text:style-name="T283">string</text:span><text:span text:style-name="T285"> something like</text:span><text:span text:style-name="T283"> "</text:span><text:span text:style-name="T284">Harry</text:span><text:span text:style-name="T283"> is a </text:span><text:span text:style-name="T303">hot</text:span><text:span text:style-name="T283"> banana." </text:span><text:span text:style-name="T284">and store it in the </text:span><text:span text:style-name="T204">insult</text:span><text:span text:style-name="T284"> variable.</text:span></text:p>
      <text:p text:style-name="P41"><text:span text:style-name="T293">We've </text:span><text:span text:style-name="T294">now </text:span><text:span text:style-name="T293">seen</text:span><text:span text:style-name="T270"> that + </text:span><text:span text:style-name="T290">can mean </text:span><text:span text:style-name="T304">at least two</text:span><text:span text:style-name="T290"> different things: </text:span><text:span text:style-name="T306">w</text:span><text:span text:style-name="T270">ith number </text:span><text:span text:style-name="T290">values it</text:span><text:span text:style-name="T270"> means "</text:span><text:span text:style-name="T295">arithmetic </text:span><text:span text:style-name="T291">add</text:span><text:span text:style-name="T270">", but with strings </text:span><text:span text:style-name="T292">values it </text:span><text:span text:style-name="T270">means "concatenation". What </text:span><text:span text:style-name="T305">do you think </text:span><text:span text:style-name="T270">happens if you try to add a number to a string? </text:span><text:span text:style-name="T308">You can try it </text:span><text:span text:style-name="T298">in the IDLE </text:span><text:span text:style-name="T299">S</text:span><text:span text:style-name="T298">hell,</text:span><text:span text:style-name="T270"> </text:span><text:span text:style-name="T309">f</text:span><text:span text:style-name="T307">or example </text:span><text:span text:style-name="T309">with</text:span><text:span text:style-name="T307"> </text:span><text:span text:style-name="T210">print("</text:span><text:span text:style-name="T171">Hello"+</text:span><text:span text:style-name="T206">1</text:span><text:span text:style-name="T210">)</text:span><text:span text:style-name="T270">.</text:span></text:p>
      <text:h text:style-name="Heading_20_2" text:outline-level="2">Summary: What have we seen <text:span text:style-name="T352">in this lesson</text:span>?</text:h>
      <text:list xml:id="list1167839309229149604" text:style-name="L5">
        <text:list-item>
          <text:p text:style-name="P232"><text:span text:style-name="T241">IDLE </text:span>Python Shell.</text:p>
        </text:list-item>
        <text:list-item>
          <text:p text:style-name="P232">Saving <text:span text:style-name="T241">and running</text:span> Python <text:span text:style-name="T364">p</text:span>rograms.</text:p>
        </text:list-item>
        <text:list-item>
          <text:p text:style-name="P233"><text:span text:style-name="T353">The p</text:span>rint<text:span text:style-name="T242">()</text:span> <text:span text:style-name="T353">function.</text:span></text:p>
        </text:list-item>
        <text:list-item>
          <text:p text:style-name="P234"><text:span text:style-name="T362">Understanding some Python e</text:span>rror messages.</text:p>
        </text:list-item>
        <text:list-item>
          <text:p text:style-name="P233">Values: Strings, Numbers, <text:span text:style-name="T240">Lists. Number arithmetic, string concatenation.</text:span></text:p>
        </text:list-item>
        <text:list-item>
          <text:p text:style-name="P235"><text:span text:style-name="T363">Using v</text:span>ariables <text:span text:style-name="T243">for storing values.</text:span></text:p>
        </text:list-item>
        <text:list-item>
          <text:p text:style-name="P233">If/<text:span text:style-name="T244">Else</text:span> conditions.</text:p>
        </text:list-item>
        <text:list-item>
          <text:p text:style-name="P233">While loops <text:span text:style-name="T339">with counters.</text:span></text:p>
        </text:list-item>
        <text:list-item>
          <text:p text:style-name="P231"><text:span text:style-name="T338">Importing the 'random' module and using </text:span><text:span text:style-name="T211">random.choice()</text:span><text:span text:style-name="T35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default-outline-level="1" style:list-style-name="" style:master-page-name="">
      <loext:graphic-properties draw:fill="solid" draw:fill-color="#dddddd" draw:fill-image-width="0cm" draw:fill-image-height="0cm"/>
      <style:paragraph-properties fo:margin-left="0cm" fo:margin-right="0cm" fo:text-indent="0cm" style:auto-text-indent="false" style:page-number="auto" fo:background-color="#dddddd" fo:padding="0.3cm" fo:border="0.06pt solid #000000" style:shadow="none">
        <style:tab-stops/>
      </style:paragraph-properties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11.044422462</meta:creation-date>
    <dc:date>2016-04-26T16:30:21.864450605</dc:date>
    <meta:editing-duration>P2DT10H45M41S</meta:editing-duration>
    <meta:editing-cycles>1295</meta:editing-cycles>
    <meta:generator>LibreOffice/5.1.2.2$Linux_X86_64 LibreOffice_project/10m0$Build-2</meta:generator>
    <meta:print-date>2016-04-26T16:23:18.444884611</meta:print-date>
    <meta:document-statistic meta:table-count="0" meta:image-count="0" meta:object-count="0" meta:page-count="6" meta:paragraph-count="121" meta:word-count="1691" meta:character-count="9930" meta:non-whitespace-character-count="8295"/>
  </office:meta>
</office:document-meta>
</file>